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orasi" svg:font-family="Norasi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>
      <style:text-properties style:font-name="Norasi" fo:font-weight="bold" style:font-weight-asian="bold" style:font-weight-complex="bold"/>
    </style:style>
    <style:style style:name="ce2" style:family="table-cell" style:parent-style-name="Default">
      <style:text-properties style:font-name="Noras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rasi" fo:font-weight="bold" style:font-weight-asian="bold" style:font-weight-complex="bold"/>
    </style:style>
    <style:style style:name="ce4" style:family="table-cell" style:parent-style-name="Default" style:data-style-name="N111"/>
    <style:style style:name="ce5" style:family="table-cell" style:parent-style-name="Default" style:data-style-name="N60"/>
    <style:style style:name="ce6" style:family="table-cell" style:parent-style-name="Default" style:data-style-name="N114"/>
    <style:style style:name="ce7" style:family="table-cell" style:parent-style-name="Default" style:data-style-name="N2"/>
    <style:style style:name="ce8" style:family="table-cell" style:parent-style-name="Default" style:data-style-name="N117"/>
    <style:style style:name="ce9" style:family="table-cell" style:parent-style-name="Default" style:data-style-name="N115"/>
    <style:style style:name="ce10" style:family="table-cell" style:parent-style-name="Default" style:data-style-name="N116"/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15" table:style-name="ta1" table:print="false">
        <office:forms form:automatic-focus="false" form:apply-design-mode="false"/>
        <table:table-column table:style-name="co1" table:number-columns-repeated="255" table:default-cell-style-name="Default"/>
        <table:table-row table:style-name="ro1">
          <table:table-cell table:number-columns-repeated="255"/>
        </table:table-row>
        <table:table-row table:style-name="ro1">
          <table:table-cell office:value-type="string">
            <text:p>q</text:p>
          </table:table-cell>
          <table:table-cell table:style-name="ce3" office:value-type="float" office:value="50">
            <text:p>50</text:p>
          </table:table-cell>
          <table:table-cell table:style-name="ce3" table:formula="oooc:=[.B2]+10" office:value-type="float" office:value="60">
            <text:p>60</text:p>
          </table:table-cell>
          <table:table-cell table:style-name="ce3" table:formula="oooc:=[.C2]+10" office:value-type="float" office:value="70">
            <text:p>70</text:p>
          </table:table-cell>
          <table:table-cell table:style-name="ce3" table:formula="oooc:=[.D2]+10" office:value-type="float" office:value="80">
            <text:p>80</text:p>
          </table:table-cell>
          <table:table-cell table:style-name="ce3" table:formula="oooc:=[.E2]+10" office:value-type="float" office:value="90">
            <text:p>90</text:p>
          </table:table-cell>
          <table:table-cell table:style-name="ce3" table:formula="oooc:=[.F2]+10" office:value-type="float" office:value="100">
            <text:p>100</text:p>
          </table:table-cell>
          <table:table-cell table:style-name="ce3" table:formula="oooc:=[.G2]+10" office:value-type="float" office:value="110">
            <text:p>110</text:p>
          </table:table-cell>
          <table:table-cell table:style-name="ce3" table:formula="oooc:=[.H2]+10" office:value-type="float" office:value="120">
            <text:p>120</text:p>
          </table:table-cell>
          <table:table-cell table:style-name="ce3" table:formula="oooc:=[.I2]+10" office:value-type="float" office:value="130">
            <text:p>130</text:p>
          </table:table-cell>
          <table:table-cell table:style-name="ce3" table:number-columns-repeated="245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633">
            <text:p>0.6330</text:p>
          </table:table-cell>
          <table:table-cell table:style-name="ce4" office:value-type="float" office:value="1.23">
            <text:p>1.2300</text:p>
          </table:table-cell>
          <table:table-cell table:style-name="ce4" office:value-type="float" office:value="1.7445">
            <text:p>1.7445</text:p>
          </table:table-cell>
          <table:table-cell table:style-name="ce4" office:value-type="float" office:value="2.201">
            <text:p>2.2010</text:p>
          </table:table-cell>
          <table:table-cell table:style-name="ce4" office:value-type="float" office:value="2.6261">
            <text:p>2.6261</text:p>
          </table:table-cell>
          <table:table-cell table:style-name="ce4" office:value-type="float" office:value="3.0141">
            <text:p>3.0141</text:p>
          </table:table-cell>
          <table:table-cell table:style-name="ce4" office:value-type="float" office:value="3.4015">
            <text:p>3.4015</text:p>
          </table:table-cell>
          <table:table-cell table:style-name="ce4" office:value-type="float" office:value="3.7527">
            <text:p>3.7527</text:p>
          </table:table-cell>
          <table:table-cell table:style-name="ce4" office:value-type="float" office:value="4.1305">
            <text:p>4.1305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0.32767">
            <text:p>0.3277</text:p>
          </table:table-cell>
          <table:table-cell table:style-name="ce4" office:value-type="float" office:value="0.00284625192138714">
            <text:p>0.0028</text:p>
          </table:table-cell>
          <table:table-cell table:style-name="ce4" office:value-type="float" office:value="0.152592547379986">
            <text:p>0.1526</text:p>
          </table:table-cell>
          <table:table-cell table:style-name="ce4" office:value-type="float" office:value="0.00132547023838501">
            <text:p>0.0013</text:p>
          </table:table-cell>
          <table:table-cell table:style-name="ce4" table:number-columns-repeated="237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6633">
            <text:p>0.6633</text:p>
          </table:table-cell>
          <table:table-cell table:style-name="ce4" office:value-type="float" office:value="1.2271">
            <text:p>1.2271</text:p>
          </table:table-cell>
          <table:table-cell table:style-name="ce4" office:value-type="float" office:value="1.7497">
            <text:p>1.7497</text:p>
          </table:table-cell>
          <table:table-cell table:style-name="ce4" office:value-type="float" office:value="2.1999">
            <text:p>2.1999</text:p>
          </table:table-cell>
          <table:table-cell table:style-name="ce4" office:value-type="float" office:value="2.6458">
            <text:p>2.6458</text:p>
          </table:table-cell>
          <table:table-cell table:style-name="ce4" office:value-type="float" office:value="3.0103">
            <text:p>3.0103</text:p>
          </table:table-cell>
          <table:table-cell table:style-name="ce4" office:value-type="float" office:value="3.4115">
            <text:p>3.4115</text:p>
          </table:table-cell>
          <table:table-cell table:style-name="ce4" office:value-type="float" office:value="3.7837">
            <text:p>3.7837</text:p>
          </table:table-cell>
          <table:table-cell table:style-name="ce4" office:value-type="float" office:value="4.0995">
            <text:p>4.0995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0.94047">
            <text:p>0.9405</text:p>
          </table:table-cell>
          <table:table-cell table:style-name="ce4" office:value-type="float" office:value="0.00332695807006941">
            <text:p>0.0033</text:p>
          </table:table-cell>
          <table:table-cell table:style-name="ce4" office:value-type="float" office:value="0.175358608354084">
            <text:p>0.1754</text:p>
          </table:table-cell>
          <table:table-cell table:style-name="ce4" office:value-type="float" office:value="0.00204612190436295">
            <text:p>0.0020</text:p>
          </table:table-cell>
          <table:table-cell table:style-name="ce4" table:number-columns-repeated="237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6579">
            <text:p>0.6579</text:p>
          </table:table-cell>
          <table:table-cell table:style-name="ce4" office:value-type="float" office:value="1.2137">
            <text:p>1.2137</text:p>
          </table:table-cell>
          <table:table-cell table:style-name="ce4" office:value-type="float" office:value="1.7358">
            <text:p>1.7358</text:p>
          </table:table-cell>
          <table:table-cell table:style-name="ce4" office:value-type="float" office:value="2.1892">
            <text:p>2.1892</text:p>
          </table:table-cell>
          <table:table-cell table:style-name="ce4" office:value-type="float" office:value="2.6303">
            <text:p>2.6303</text:p>
          </table:table-cell>
          <table:table-cell table:style-name="ce4" office:value-type="float" office:value="3.0161">
            <text:p>3.0161</text:p>
          </table:table-cell>
          <table:table-cell table:style-name="ce4" office:value-type="float" office:value="3.4081">
            <text:p>3.4081</text:p>
          </table:table-cell>
          <table:table-cell table:style-name="ce4" office:value-type="float" office:value="3.7695">
            <text:p>3.7695</text:p>
          </table:table-cell>
          <table:table-cell table:style-name="ce4" office:value-type="float" office:value="4.1135">
            <text:p>4.1135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.4844">
            <text:p>1.4844</text:p>
          </table:table-cell>
          <table:table-cell table:style-name="ce4" office:value-type="float" office:value="0.00208194620487658">
            <text:p>0.0021</text:p>
          </table:table-cell>
          <table:table-cell table:style-name="ce4" office:value-type="float" office:value="0.193199381761978">
            <text:p>0.1932</text:p>
          </table:table-cell>
          <table:table-cell table:style-name="ce4" office:value-type="float" office:value="0.00155421453490248">
            <text:p>0.0016</text:p>
          </table:table-cell>
          <table:table-cell table:style-name="ce4" table:number-columns-repeated="237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6591">
            <text:p>0.6591</text:p>
          </table:table-cell>
          <table:table-cell table:style-name="ce4" office:value-type="float" office:value="1.2233">
            <text:p>1.2233</text:p>
          </table:table-cell>
          <table:table-cell table:style-name="ce4" office:value-type="float" office:value="1.7453">
            <text:p>1.7453</text:p>
          </table:table-cell>
          <table:table-cell table:style-name="ce4" office:value-type="float" office:value="2.1749">
            <text:p>2.1749</text:p>
          </table:table-cell>
          <table:table-cell table:style-name="ce4" office:value-type="float" office:value="2.6395">
            <text:p>2.6395</text:p>
          </table:table-cell>
          <table:table-cell table:style-name="ce4" office:value-type="float" office:value="3.0267">
            <text:p>3.0267</text:p>
          </table:table-cell>
          <table:table-cell table:style-name="ce4" office:value-type="float" office:value="3.4099">
            <text:p>3.4099</text:p>
          </table:table-cell>
          <table:table-cell table:style-name="ce4" office:value-type="float" office:value="3.7246">
            <text:p>3.7246</text:p>
          </table:table-cell>
          <table:table-cell table:style-name="ce4" office:value-type="float" office:value="4.1383">
            <text:p>4.1383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.96873">
            <text:p>1.9687</text:p>
          </table:table-cell>
          <table:table-cell table:style-name="ce4" office:value-type="float" office:value="0.00302483883868216">
            <text:p>0.0030</text:p>
          </table:table-cell>
          <table:table-cell table:style-name="ce4" office:value-type="float" office:value="0.221699995566">
            <text:p>0.2217</text:p>
          </table:table-cell>
          <table:table-cell table:style-name="ce4" office:value-type="float" office:value="0.00297347030690661">
            <text:p>0.0030</text:p>
          </table:table-cell>
          <table:table-cell table:style-name="ce4" table:number-columns-repeated="237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6634">
            <text:p>0.6634</text:p>
          </table:table-cell>
          <table:table-cell table:style-name="ce4" office:value-type="float" office:value="1.2339">
            <text:p>1.2339</text:p>
          </table:table-cell>
          <table:table-cell table:style-name="ce4" office:value-type="float" office:value="1.7407">
            <text:p>1.7407</text:p>
          </table:table-cell>
          <table:table-cell table:style-name="ce4" office:value-type="float" office:value="2.2063">
            <text:p>2.2063</text:p>
          </table:table-cell>
          <table:table-cell table:style-name="ce4" office:value-type="float" office:value="2.6153">
            <text:p>2.6153</text:p>
          </table:table-cell>
          <table:table-cell table:style-name="ce4" office:value-type="float" office:value="3.0198">
            <text:p>3.0198</text:p>
          </table:table-cell>
          <table:table-cell table:style-name="ce4" office:value-type="float" office:value="3.4101">
            <text:p>3.4101</text:p>
          </table:table-cell>
          <table:table-cell table:style-name="ce4" office:value-type="float" office:value="3.7536">
            <text:p>3.7536</text:p>
          </table:table-cell>
          <table:table-cell table:style-name="ce4" office:value-type="float" office:value="4.0861">
            <text:p>4.0861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2.41283">
            <text:p>2.4128</text:p>
          </table:table-cell>
          <table:table-cell table:style-name="ce4" office:value-type="float" office:value="0.00384722627356385">
            <text:p>0.0038</text:p>
          </table:table-cell>
          <table:table-cell table:style-name="ce4" office:value-type="float" office:value="0.228759665095851">
            <text:p>0.2288</text:p>
          </table:table-cell>
          <table:table-cell table:style-name="ce4" office:value-type="float" office:value="0.00402658276432">
            <text:p>0.0040</text:p>
          </table:table-cell>
          <table:table-cell table:style-name="ce4" table:number-columns-repeated="237"/>
        </table:table-row>
        <table:table-row table:style-name="ro1">
          <table:table-cell table:number-columns-repeated="14"/>
          <table:table-cell table:style-name="ce4" office:value-type="float" office:value="2.8244">
            <text:p>2.8244</text:p>
          </table:table-cell>
          <table:table-cell table:style-name="ce4" office:value-type="float" office:value="0.00299315886648203">
            <text:p>0.0030</text:p>
          </table:table-cell>
          <table:table-cell table:style-name="ce4" office:value-type="float" office:value="0.259067357512953">
            <text:p>0.2591</text:p>
          </table:table-cell>
          <table:table-cell table:style-name="ce4" office:value-type="float" office:value="0.004017770772993">
            <text:p>0.0040</text:p>
          </table:table-cell>
          <table:table-cell table:number-columns-repeated="237"/>
        </table:table-row>
        <table:table-row table:style-name="ro1">
          <table:table-cell table:style-name="ce1" office:value-type="string">
            <text:p>$\bar{t}$</text:p>
          </table:table-cell>
          <table:table-cell table:style-name="ce4" table:formula="oooc:=AVERAGE([.B3:.B7])" office:value-type="float" office:value="0.65534">
            <text:p>0.6553</text:p>
          </table:table-cell>
          <table:table-cell table:style-name="ce4" table:formula="oooc:=AVERAGE([.C3:.C7])" office:value-type="float" office:value="1.2256">
            <text:p>1.2256</text:p>
          </table:table-cell>
          <table:table-cell table:style-name="ce4" table:formula="oooc:=AVERAGE([.D3:.D7])" office:value-type="float" office:value="1.7432">
            <text:p>1.7432</text:p>
          </table:table-cell>
          <table:table-cell table:style-name="ce4" table:formula="oooc:=AVERAGE([.E3:.E7])" office:value-type="float" office:value="2.19426">
            <text:p>2.1943</text:p>
          </table:table-cell>
          <table:table-cell table:style-name="ce4" table:formula="oooc:=AVERAGE([.F3:.F7])" office:value-type="float" office:value="2.6314">
            <text:p>2.6314</text:p>
          </table:table-cell>
          <table:table-cell table:style-name="ce4" table:formula="oooc:=AVERAGE([.G3:.G7])" office:value-type="float" office:value="3.0174">
            <text:p>3.0174</text:p>
          </table:table-cell>
          <table:table-cell table:style-name="ce4" table:formula="oooc:=AVERAGE([.H3:.H7])" office:value-type="float" office:value="3.40822">
            <text:p>3.4082</text:p>
          </table:table-cell>
          <table:table-cell table:style-name="ce4" table:formula="oooc:=AVERAGE([.I3:.I7])" office:value-type="float" office:value="3.75682">
            <text:p>3.7568</text:p>
          </table:table-cell>
          <table:table-cell table:style-name="ce4" table:formula="oooc:=AVERAGE([.J3:.J7])" office:value-type="float" office:value="4.11358">
            <text:p>4.1136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3.21281">
            <text:p>3.2128</text:p>
          </table:table-cell>
          <table:table-cell table:style-name="ce4" office:value-type="float" office:value="0.00164896937509464">
            <text:p>0.0016</text:p>
          </table:table-cell>
          <table:table-cell table:style-name="ce4" office:value-type="float" office:value="0.255872268563533">
            <text:p>0.2559</text:p>
          </table:table-cell>
          <table:table-cell table:style-name="ce4" office:value-type="float" office:value="0.00215918088477216">
            <text:p>0.0022</text:p>
          </table:table-cell>
          <table:table-cell table:style-name="ce4" table:number-columns-repeated="237"/>
        </table:table-row>
        <table:table-row table:style-name="ro1">
          <table:table-cell table:style-name="ce2" office:value-type="string">
            <text:p>$s$</text:p>
          </table:table-cell>
          <table:table-cell table:style-name="ce4" table:formula="oooc:=(2/SQRT(5))*[.B11]" office:value-type="float" office:value="0.0113850076855486">
            <text:p>0.0114</text:p>
          </table:table-cell>
          <table:table-cell table:style-name="ce4" table:formula="oooc:=(2/SQRT(5))*[.C11]" office:value-type="float" office:value="0.00689057327078088">
            <text:p>0.0069</text:p>
          </table:table-cell>
          <table:table-cell table:style-name="ce4" table:formula="oooc:=(2/SQRT(5))*[.D11]" office:value-type="float" office:value="0.00467675100898048">
            <text:p>0.0047</text:p>
          </table:table-cell>
          <table:table-cell table:style-name="ce4" table:formula="oooc:=(2/SQRT(5))*[.E11]" office:value-type="float" office:value="0.0111589605250669">
            <text:p>0.0112</text:p>
          </table:table-cell>
          <table:table-cell table:style-name="ce4" table:formula="oooc:=(2/SQRT(5))*[.F11]" office:value-type="float" office:value="0.0105969807020679">
            <text:p>0.0106</text:p>
          </table:table-cell>
          <table:table-cell table:style-name="ce4" table:formula="oooc:=(2/SQRT(5))*[.G11]" office:value-type="float" office:value="0.00557207322277804">
            <text:p>0.0056</text:p>
          </table:table-cell>
          <table:table-cell table:style-name="ce4" table:formula="oooc:=(2/SQRT(5))*[.H11]" office:value-type="float" office:value="0.00352953254695296">
            <text:p>0.0035</text:p>
          </table:table-cell>
          <table:table-cell table:style-name="ce4" table:formula="oooc:=(2/SQRT(5))*[.I11]" office:value-type="float" office:value="0.0197422795036439">
            <text:p>0.0197</text:p>
          </table:table-cell>
          <table:table-cell table:style-name="ce4" table:formula="oooc:=(2/SQRT(5))*[.J11]" office:value-type="float" office:value="0.0192393762892667">
            <text:p>0.0192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3.58252">
            <text:p>3.5825</text:p>
          </table:table-cell>
          <table:table-cell table:style-name="ce4" office:value-type="float" office:value="0.00501382588449179">
            <text:p>0.0050</text:p>
          </table:table-cell>
          <table:table-cell table:style-name="ce4" office:value-type="float" office:value="0.286861732644865">
            <text:p>0.2869</text:p>
          </table:table-cell>
          <table:table-cell table:style-name="ce4" office:value-type="float" office:value="0.00825171991371893">
            <text:p>0.0083</text:p>
          </table:table-cell>
          <table:table-cell table:style-name="ce4" table:number-columns-repeated="237"/>
        </table:table-row>
        <table:table-row table:style-name="ro1">
          <table:table-cell table:style-name="ce1" office:value-type="string">
            <text:p>$\sigma$</text:p>
          </table:table-cell>
          <table:table-cell table:style-name="ce4" table:formula="oooc:=STDEV([.B3:.B7])" office:value-type="float" office:value="0.0127288255546221">
            <text:p>0.0127</text:p>
          </table:table-cell>
          <table:table-cell table:style-name="ce4" table:formula="oooc:=STDEV([.C3:.C7])" office:value-type="float" office:value="0.00770389511870456">
            <text:p>0.0077</text:p>
          </table:table-cell>
          <table:table-cell table:style-name="ce4" table:formula="oooc:=STDEV([.D3:.D7])" office:value-type="float" office:value="0.00522876658496054">
            <text:p>0.0052</text:p>
          </table:table-cell>
          <table:table-cell table:style-name="ce4" table:formula="oooc:=STDEV([.E3:.E7])" office:value-type="float" office:value="0.0124760971461431">
            <text:p>0.0125</text:p>
          </table:table-cell>
          <table:table-cell table:style-name="ce4" table:formula="oooc:=STDEV([.F3:.F7])" office:value-type="float" office:value="0.0118477846030386">
            <text:p>0.0118</text:p>
          </table:table-cell>
          <table:table-cell table:style-name="ce4" table:formula="oooc:=STDEV([.G3:.G7])" office:value-type="float" office:value="0.00622976725086901">
            <text:p>0.0062</text:p>
          </table:table-cell>
          <table:table-cell table:style-name="ce4" table:formula="oooc:=STDEV([.H3:.H7])" office:value-type="float" office:value="0.00394613735189239">
            <text:p>0.0039</text:p>
          </table:table-cell>
          <table:table-cell table:style-name="ce4" table:formula="oooc:=STDEV([.I3:.I7])" office:value-type="float" office:value="0.0220725395004743">
            <text:p>0.0221</text:p>
          </table:table-cell>
          <table:table-cell table:style-name="ce4" table:formula="oooc:=STDEV([.J3:.J7])" office:value-type="float" office:value="0.021510276613749">
            <text:p>0.0215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3.9352">
            <text:p>3.9352</text:p>
          </table:table-cell>
          <table:table-cell table:style-name="ce4" office:value-type="float" office:value="0.00689162172496429">
            <text:p>0.0069</text:p>
          </table:table-cell>
          <table:table-cell table:style-name="ce4" office:value-type="float" office:value="0.280300482116829">
            <text:p>0.2803</text:p>
          </table:table-cell>
          <table:table-cell table:style-name="ce4" office:value-type="float" office:value="0.0108292683736318">
            <text:p>0.0108</text:p>
          </table:table-cell>
          <table:table-cell table:style-name="ce4" table:number-columns-repeated="237"/>
        </table:table-row>
        <table:table-row table:style-name="ro1">
          <table:table-cell table:style-name="ce1" office:value-type="string">
            <text:p>$\sigma_{\bar{t}}$</text:p>
          </table:table-cell>
          <table:table-cell table:style-name="ce4" table:formula="oooc:=[.B11]/SQRT(5)" office:value-type="float" office:value="0.00569250384277428">
            <text:p>0.0057</text:p>
          </table:table-cell>
          <table:table-cell table:style-name="ce4" table:formula="oooc:=[.C11]/SQRT(5)" office:value-type="float" office:value="0.00344528663539044">
            <text:p>0.0034</text:p>
          </table:table-cell>
          <table:table-cell table:style-name="ce4" table:formula="oooc:=[.D11]/SQRT(5)" office:value-type="float" office:value="0.00233837550449024">
            <text:p>0.0023</text:p>
          </table:table-cell>
          <table:table-cell table:style-name="ce4" table:formula="oooc:=[.E11]/SQRT(5)" office:value-type="float" office:value="0.00557948026253343">
            <text:p>0.0056</text:p>
          </table:table-cell>
          <table:table-cell table:style-name="ce4" table:formula="oooc:=[.F11]/SQRT(5)" office:value-type="float" office:value="0.00529849035103395">
            <text:p>0.0053</text:p>
          </table:table-cell>
          <table:table-cell table:style-name="ce4" table:formula="oooc:=[.G11]/SQRT(5)" office:value-type="float" office:value="0.00278603661138902">
            <text:p>0.0028</text:p>
          </table:table-cell>
          <table:table-cell table:style-name="ce4" table:formula="oooc:=[.H11]/SQRT(5)" office:value-type="float" office:value="0.00176476627347648">
            <text:p>0.0018</text:p>
          </table:table-cell>
          <table:table-cell table:style-name="ce4" table:formula="oooc:=[.I11]/SQRT(5)" office:value-type="float" office:value="0.00987113975182195">
            <text:p>0.0099</text:p>
          </table:table-cell>
          <table:table-cell table:style-name="ce4" table:formula="oooc:=[.J11]/SQRT(5)" office:value-type="float" office:value="0.00961968814463335">
            <text:p>0.0096</text:p>
          </table:table-cell>
          <table:table-cell table:number-columns-repeated="2"/>
          <table:table-cell table:style-name="ce4" table:number-columns-repeated="243"/>
        </table:table-row>
        <table:table-row table:style-name="ro1">
          <table:table-cell table:style-name="ce1"/>
          <table:table-cell table:number-columns-repeated="11"/>
          <table:table-cell table:style-name="ce4" table:number-columns-repeated="243"/>
        </table:table-row>
        <table:table-row table:style-name="ro1">
          <table:table-cell table:style-name="ce2" office:value-type="string">
            <text:p>$t_{\text{diff}}$</text:p>
          </table:table-cell>
          <table:table-cell table:style-name="ce4" office:value-type="float" office:value="0.65534">
            <text:p>0.6553</text:p>
          </table:table-cell>
          <table:table-cell table:style-name="ce4" table:formula="oooc:=[.C9]-[.B9]" office:value-type="float" office:value="0.57026">
            <text:p>0.5703</text:p>
          </table:table-cell>
          <table:table-cell table:style-name="ce4" table:formula="oooc:=[.D9]-[.C9]" office:value-type="float" office:value="0.5176">
            <text:p>0.5176</text:p>
          </table:table-cell>
          <table:table-cell table:style-name="ce4" table:formula="oooc:=[.E9]-[.D9]" office:value-type="float" office:value="0.45106">
            <text:p>0.4511</text:p>
          </table:table-cell>
          <table:table-cell table:style-name="ce4" table:formula="oooc:=[.F9]-[.E9]" office:value-type="float" office:value="0.437139999999999">
            <text:p>0.4371</text:p>
          </table:table-cell>
          <table:table-cell table:style-name="ce4" table:formula="oooc:=[.G9]-[.F9]" office:value-type="float" office:value="0.386000000000001">
            <text:p>0.3860</text:p>
          </table:table-cell>
          <table:table-cell table:style-name="ce4" table:formula="oooc:=[.H9]-[.G9]" office:value-type="float" office:value="0.39082">
            <text:p>0.3908</text:p>
          </table:table-cell>
          <table:table-cell table:style-name="ce4" table:formula="oooc:=[.I9]-[.H9]" office:value-type="float" office:value="0.3486">
            <text:p>0.3486</text:p>
          </table:table-cell>
          <table:table-cell table:style-name="ce4" table:formula="oooc:=[.J9]-[.I9]" office:value-type="float" office:value="0.35676">
            <text:p>0.3568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$\sigma_{t_{\text{diff}}}$</text:p>
          </table:table-cell>
          <table:table-cell table:style-name="ce4" table:formula="oooc:=[.B12]" office:value-type="float" office:value="0.00569250384277428">
            <text:p>0.0057</text:p>
          </table:table-cell>
          <table:table-cell table:style-name="ce4" table:formula="oooc:=SQRT([.B12]^2 + [.C12]^2)" office:value-type="float" office:value="0.00665391614013883">
            <text:p>0.0067</text:p>
          </table:table-cell>
          <table:table-cell table:style-name="ce4" table:formula="oooc:=SQRT([.C12]^2 + [.D12]^2)" office:value-type="float" office:value="0.00416389240975316">
            <text:p>0.0042</text:p>
          </table:table-cell>
          <table:table-cell table:style-name="ce4" table:formula="oooc:=SQRT([.D12]^2 + [.E12]^2)" office:value-type="float" office:value="0.00604967767736431">
            <text:p>0.0060</text:p>
          </table:table-cell>
          <table:table-cell table:style-name="ce4" table:formula="oooc:=SQRT([.E12]^2 + [.F12]^2)" office:value-type="float" office:value="0.0076944525471277">
            <text:p>0.0077</text:p>
          </table:table-cell>
          <table:table-cell table:style-name="ce4" table:formula="oooc:=SQRT([.F12]^2 + [.G12]^2)" office:value-type="float" office:value="0.00598631773296405">
            <text:p>0.0060</text:p>
          </table:table-cell>
          <table:table-cell table:style-name="ce4" table:formula="oooc:=SQRT([.G12]^2 + [.H12]^2)" office:value-type="float" office:value="0.00329793875018928">
            <text:p>0.0033</text:p>
          </table:table-cell>
          <table:table-cell table:style-name="ce4" table:formula="oooc:=SQRT([.H12]^2 + [.I12]^2)" office:value-type="float" office:value="0.0100276517689836">
            <text:p>0.0100</text:p>
          </table:table-cell>
          <table:table-cell table:style-name="ce4" table:formula="oooc:=SQRT([.I12]^2 + [.J12]^2)" office:value-type="float" office:value="0.0137832434499286">
            <text:p>0.0138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tempi intermedi</text:p>
          </table:table-cell>
          <table:table-cell table:style-name="ce4" table:formula="oooc:=[.B14]/2" office:value-type="float" office:value="0.32767">
            <text:p>0.3277</text:p>
          </table:table-cell>
          <table:table-cell table:style-name="ce4" table:formula="oooc:=[.B9]+[.C14]/2" office:value-type="float" office:value="0.94047">
            <text:p>0.9405</text:p>
          </table:table-cell>
          <table:table-cell table:style-name="ce4" table:formula="oooc:=[.C9]+[.D14]/2" office:value-type="float" office:value="1.4844">
            <text:p>1.4844</text:p>
          </table:table-cell>
          <table:table-cell table:style-name="ce4" table:formula="oooc:=[.D9]+[.E14]/2" office:value-type="float" office:value="1.96873">
            <text:p>1.9687</text:p>
          </table:table-cell>
          <table:table-cell table:style-name="ce4" table:formula="oooc:=[.E9]+[.F14]/2" office:value-type="float" office:value="2.41283">
            <text:p>2.4128</text:p>
          </table:table-cell>
          <table:table-cell table:style-name="ce4" table:formula="oooc:=[.F9]+[.G14]/2" office:value-type="float" office:value="2.8244">
            <text:p>2.8244</text:p>
          </table:table-cell>
          <table:table-cell table:style-name="ce4" table:formula="oooc:=[.G9]+[.H14]/2" office:value-type="float" office:value="3.21281">
            <text:p>3.2128</text:p>
          </table:table-cell>
          <table:table-cell table:style-name="ce4" table:formula="oooc:=[.H9]+[.I14]/2" office:value-type="float" office:value="3.58252">
            <text:p>3.5825</text:p>
          </table:table-cell>
          <table:table-cell table:style-name="ce4" table:formula="oooc:=[.I9]+[.J14]/2" office:value-type="float" office:value="3.9352">
            <text:p>3.9352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igma t intermedi</text:p>
          </table:table-cell>
          <table:table-cell table:style-name="ce4" table:formula="oooc:=[.B12]/2" office:value-type="float" office:value="0.00284625192138714">
            <text:p>0.0028</text:p>
          </table:table-cell>
          <table:table-cell table:style-name="ce4" table:formula="oooc:=SQRT([.B12]^2/4 + [.C12]^2/4)" office:value-type="float" office:value="0.00332695807006941">
            <text:p>0.0033</text:p>
          </table:table-cell>
          <table:table-cell table:style-name="ce4" table:formula="oooc:=SQRT([.C12]^2/4 + [.D12]^2/4)" office:value-type="float" office:value="0.00208194620487658">
            <text:p>0.0021</text:p>
          </table:table-cell>
          <table:table-cell table:style-name="ce4" table:formula="oooc:=SQRT([.D12]^2/4 + [.E12]^2/4)" office:value-type="float" office:value="0.00302483883868216">
            <text:p>0.0030</text:p>
          </table:table-cell>
          <table:table-cell table:style-name="ce4" table:formula="oooc:=SQRT([.E12]^2/4 + [.F12]^2/4)" office:value-type="float" office:value="0.00384722627356385">
            <text:p>0.0038</text:p>
          </table:table-cell>
          <table:table-cell table:style-name="ce4" table:formula="oooc:=SQRT([.F12]^2/4 + [.G12]^2/4)" office:value-type="float" office:value="0.00299315886648203">
            <text:p>0.0030</text:p>
          </table:table-cell>
          <table:table-cell table:style-name="ce4" table:formula="oooc:=SQRT([.G12]^2/4 + [.H12]^2/4)" office:value-type="float" office:value="0.00164896937509464">
            <text:p>0.0016</text:p>
          </table:table-cell>
          <table:table-cell table:style-name="ce4" table:formula="oooc:=SQRT([.H12]^2/4 + [.I12]^2/4)" office:value-type="float" office:value="0.00501382588449179">
            <text:p>0.0050</text:p>
          </table:table-cell>
          <table:table-cell table:style-name="ce4" table:formula="oooc:=SQRT([.I12]^2/4 + [.J12]^2/4)" office:value-type="float" office:value="0.00689162172496429">
            <text:p>0.0069</text:p>
          </table:table-cell>
          <table:table-cell table:number-columns-repeated="245"/>
        </table:table-row>
        <table:table-row table:style-name="ro1"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$\bar{v}$</text:p>
          </table:table-cell>
          <table:table-cell table:style-name="ce4" table:formula="oooc:=0.1/[.B14]" office:value-type="float" office:value="0.152592547379986">
            <text:p>0.1526</text:p>
          </table:table-cell>
          <table:table-cell table:style-name="ce4" table:formula="oooc:=0.1/[.C14]" office:value-type="float" office:value="0.175358608354084">
            <text:p>0.1754</text:p>
          </table:table-cell>
          <table:table-cell table:style-name="ce4" table:formula="oooc:=0.1/[.D14]" office:value-type="float" office:value="0.193199381761978">
            <text:p>0.1932</text:p>
          </table:table-cell>
          <table:table-cell table:style-name="ce4" table:formula="oooc:=0.1/[.E14]" office:value-type="float" office:value="0.221699995566">
            <text:p>0.2217</text:p>
          </table:table-cell>
          <table:table-cell table:style-name="ce4" table:formula="oooc:=0.1/[.F14]" office:value-type="float" office:value="0.228759665095851">
            <text:p>0.2288</text:p>
          </table:table-cell>
          <table:table-cell table:style-name="ce4" table:formula="oooc:=0.1/[.G14]" office:value-type="float" office:value="0.259067357512953">
            <text:p>0.2591</text:p>
          </table:table-cell>
          <table:table-cell table:style-name="ce4" table:formula="oooc:=0.1/[.H14]" office:value-type="float" office:value="0.255872268563533">
            <text:p>0.2559</text:p>
          </table:table-cell>
          <table:table-cell table:style-name="ce4" table:formula="oooc:=0.1/[.I14]" office:value-type="float" office:value="0.286861732644865">
            <text:p>0.2869</text:p>
          </table:table-cell>
          <table:table-cell table:style-name="ce4" table:formula="oooc:=0.1/[.J14]" office:value-type="float" office:value="0.280300482116829">
            <text:p>0.2803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$\sigma_{\bar{v}}$</text:p>
          </table:table-cell>
          <table:table-cell table:style-name="ce4" table:formula="oooc:=SQRT((0.1*[.B15]/([.B14]^2))^2+(8*10^(-8)/[.B14])^2)" office:value-type="float" office:value="0.00132547023838501">
            <text:p>0.0013</text:p>
          </table:table-cell>
          <table:table-cell table:style-name="ce4" table:formula="oooc:=SQRT((0.1*[.C15]/([.C14]^2))^2+(8*10^(-8)/[.C14])^2)" office:value-type="float" office:value="0.00204612190436295">
            <text:p>0.0020</text:p>
          </table:table-cell>
          <table:table-cell table:style-name="ce4" table:formula="oooc:=SQRT((0.1*[.D15]/([.D14]^2))^2+(8*10^(-8)/[.D14])^2)" office:value-type="float" office:value="0.00155421453490248">
            <text:p>0.0016</text:p>
          </table:table-cell>
          <table:table-cell table:style-name="ce4" table:formula="oooc:=SQRT((0.1*[.E15]/([.E14]^2))^2+(8*10^(-8)/[.E14])^2)" office:value-type="float" office:value="0.00297347030690661">
            <text:p>0.0030</text:p>
          </table:table-cell>
          <table:table-cell table:style-name="ce4" table:formula="oooc:=SQRT((0.1*[.F15]/([.F14]^2))^2+(8*10^(-8)/[.F14])^2)" office:value-type="float" office:value="0.00402658276432">
            <text:p>0.0040</text:p>
          </table:table-cell>
          <table:table-cell table:style-name="ce4" table:formula="oooc:=SQRT((0.1*[.G15]/([.G14]^2))^2+(8*10^(-8)/[.G14])^2)" office:value-type="float" office:value="0.004017770772993">
            <text:p>0.0040</text:p>
          </table:table-cell>
          <table:table-cell table:style-name="ce4" table:formula="oooc:=SQRT((0.1*[.H15]/([.H14]^2))^2+(8*10^(-8)/[.H14])^2)" office:value-type="float" office:value="0.00215918088477216">
            <text:p>0.0022</text:p>
          </table:table-cell>
          <table:table-cell table:style-name="ce4" table:formula="oooc:=SQRT((0.1*[.I15]/([.I14]^2))^2+(8*10^(-8)/[.I14])^2)" office:value-type="float" office:value="0.00825171991371893">
            <text:p>0.0083</text:p>
          </table:table-cell>
          <table:table-cell table:style-name="ce4" table:formula="oooc:=SQRT((0.1*[.J15]/([.J14]^2))^2+(8*10^(-8)/[.J14])^2)" office:value-type="float" office:value="0.0108292683736318">
            <text:p>0.0108</text:p>
          </table:table-cell>
          <table:table-cell table:number-columns-repeated="245"/>
        </table:table-row>
        <table:table-row table:style-name="ro1">
          <table:table-cell table:number-columns-repeated="7"/>
          <table:table-cell table:style-name="ce2" office:value-type="string">
            <text:p>y=ax+b</text:p>
          </table:table-cell>
          <table:table-cell table:number-columns-repeated="3"/>
          <table:table-cell table:style-name="ce2"/>
          <table:table-cell table:number-columns-repeated="243"/>
        </table:table-row>
        <table:table-row table:style-name="ro1">
          <table:table-cell table:number-columns-repeated="6"/>
          <table:table-cell table:style-name="ce6" office:value-type="float" office:value="0.037951">
            <text:p>0.038</text:p>
          </table:table-cell>
          <table:table-cell table:style-name="ce2" office:value-type="string">
            <text:p>a</text:p>
          </table:table-cell>
          <table:table-cell/>
          <table:table-cell table:style-name="ce5" table:formula="oooc:=PI()/180/4" office:value-type="float" office:value="0.00436332312998582">
            <text:p>4.36E-003</text:p>
          </table:table-cell>
          <table:table-cell/>
          <table:table-cell table:style-name="ce2" office:value-type="string">
            <text:p>angolo (rad)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7" table:formula="oooc:=[.G23]/[.J25]" office:value-type="float" office:value="8.69775611201127">
            <text:p>8.70</text:p>
          </table:table-cell>
          <table:table-cell table:style-name="ce2" office:value-type="string">
            <text:p>g</text:p>
          </table:table-cell>
          <table:table-cell/>
          <table:table-cell table:style-name="ce6" office:value-type="float" office:value="0.002716">
            <text:p>0.003</text:p>
          </table:table-cell>
          <table:table-cell table:style-name="ce2" office:value-type="string">
            <text:p>sigma a</text:p>
          </table:table-cell>
          <table:table-cell/>
          <table:table-cell table:style-name="ce5" table:formula="oooc:=PI()/720/18/3/12" office:value-type="float" office:value="0.00000673352334874356">
            <text:p>6.73E-006</text:p>
          </table:table-cell>
          <table:table-cell/>
          <table:table-cell table:style-name="ce2" office:value-type="string">
            <text:p>sigma angolo (rad)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7" table:formula="oooc:=SQRT(([.G23]/([.J23]^2)*[.J24])^2+([.G24]/[.J23])^2)" office:value-type="float" office:value="0.622606048727222">
            <text:p>0.62</text:p>
          </table:table-cell>
          <table:table-cell table:style-name="ce2" office:value-type="string">
            <text:p>sigma g</text:p>
          </table:table-cell>
          <table:table-cell/>
          <table:table-cell table:style-name="ce6" office:value-type="float" office:value="0.135112">
            <text:p>0.135</text:p>
          </table:table-cell>
          <table:table-cell table:style-name="ce2" office:value-type="string">
            <text:p>b</text:p>
          </table:table-cell>
          <table:table-cell/>
          <table:table-cell table:style-name="ce5" table:formula="oooc:=SIN([.J23])" office:value-type="float" office:value="0.00436330928474657">
            <text:p>4.36E-003</text:p>
          </table:table-cell>
          <table:table-cell/>
          <table:table-cell table:style-name="ce2" office:value-type="string">
            <text:p>seno</text:p>
          </table:table-cell>
          <table:table-cell table:number-columns-repeated="243"/>
        </table:table-row>
        <table:table-row table:style-name="ro1">
          <table:table-cell table:number-columns-repeated="6"/>
          <table:table-cell table:style-name="ce6" office:value-type="float" office:value="0.007004">
            <text:p>0.007</text:p>
          </table:table-cell>
          <table:table-cell table:style-name="ce2" office:value-type="string">
            <text:p>sigma b</text:p>
          </table:table-cell>
          <table:table-cell/>
          <table:table-cell table:style-name="ce5" table:formula="oooc:=COS([.J23])" office:value-type="float" office:value="0.999990480720734">
            <text:p>1.00E+000</text:p>
          </table:table-cell>
          <table:table-cell/>
          <table:table-cell table:style-name="ce2" office:value-type="string">
            <text:p>coseno</text:p>
          </table:table-cell>
          <table:table-cell table:number-columns-repeated="243"/>
        </table:table-row>
        <table:table-row table:style-name="ro1">
          <table:table-cell table:number-columns-repeated="9"/>
          <table:table-cell table:style-name="ce8" table:formula="oooc:=9.806*[.J25]" office:value-type="float" office:value="0.0427866108462249">
            <text:p>0.0427866</text:p>
          </table:table-cell>
          <table:table-cell/>
          <table:table-cell table:style-name="ce2" office:value-type="string">
            <text:p>g*seno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6" office:value-type="float" office:value="9.806">
            <text:p>9.806</text:p>
          </table:table-cell>
          <table:table-cell table:style-name="ce8" table:formula="oooc:=[.D28]*[.J25]" office:value-type="float" office:value="0.0427866108462249">
            <text:p>0.0427866</text:p>
          </table:table-cell>
          <table:table-cell table:number-columns-repeated="4"/>
          <table:table-cell office:value-type="string">
            <text:p>err b</text:p>
          </table:table-cell>
          <table:table-cell/>
          <table:table-cell table:style-name="ce2"/>
          <table:table-cell table:number-columns-repeated="243"/>
        </table:table-row>
        <table:table-row table:style-name="ro1">
          <table:table-cell table:number-columns-repeated="7"/>
          <table:table-cell office:value-type="string">
            <text:p>b</text:p>
          </table:table-cell>
          <table:table-cell table:style-name="ce5" office:value-type="float" office:value="0.00898">
            <text:p>8.98E-003</text:p>
          </table:table-cell>
          <table:table-cell table:style-name="ce5" table:formula="oooc:=1.28*10^(-4)" office:value-type="float" office:value="0.000128">
            <text:p>1.28E-004</text:p>
          </table:table-cell>
          <table:table-cell/>
          <table:table-cell table:style-name="ce2"/>
          <table:table-cell table:number-columns-repeated="243"/>
        </table:table-row>
        <table:table-row table:style-name="ro1">
          <table:table-cell table:number-columns-repeated="3"/>
          <table:table-cell table:style-name="ce6" table:formula="oooc:=[.D24]+[.K30]" office:value-type="float" office:value="9.14321839203701">
            <text:p>9.143</text:p>
          </table:table-cell>
          <table:table-cell table:number-columns-repeated="3"/>
          <table:table-cell office:value-type="string">
            <text:p>v comp</text:p>
          </table:table-cell>
          <table:table-cell table:formula="oooc:=([.B20]+[.J20])/2" office:value-type="float" office:value="0.216446514748407">
            <text:p>0.22</text:p>
          </table:table-cell>
          <table:table-cell/>
          <table:table-cell table:formula="oooc:=[.I29]*[.I30]/[.J25]" office:value-type="float" office:value="0.445462280025742">
            <text:p>0.45</text:p>
          </table:table-cell>
          <table:table-cell table:style-name="ce2"/>
          <table:table-cell table:number-columns-repeated="243"/>
        </table:table-row>
        <table:table-row table:style-name="ro1">
          <table:table-cell table:number-columns-repeated="11"/>
          <table:table-cell table:style-name="ce2"/>
          <table:table-cell table:number-columns-repeated="243"/>
        </table:table-row>
        <table:table-row table:style-name="ro1">
          <table:table-cell table:number-columns-repeated="4"/>
          <table:table-cell office:value-type="string">
            <text:p>comp</text:p>
          </table:table-cell>
          <table:table-cell table:style-name="ce6" table:formula="oooc:=ABS(([.D28]-[.D30])/[.C37])" office:value-type="float" office:value="0.734384287140454">
            <text:p>0.734</text:p>
          </table:table-cell>
          <table:table-cell table:number-columns-repeated="5"/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errore v complessiva:</text:p>
          </table:table-cell>
          <table:table-cell table:number-columns-repeated="9"/>
          <table:table-cell table:style-name="ce2"/>
          <table:table-cell table:number-columns-repeated="243"/>
        </table:table-row>
        <table:table-row table:style-name="ro1">
          <table:table-cell/>
          <table:table-cell table:style-name="ce5" table:formula="oooc:=((1+[.B20])*[.J21])^2+((1+[.J20])*[.B21])^2" office:value-type="float" office:value="0.000158673493800323">
            <text:p>1.59E-004</text:p>
          </table:table-cell>
          <table:table-cell table:style-name="ce5" table:formula="oooc:=SQRT([.B34])/2" office:value-type="float" office:value="0.00629828337327567">
            <text:p>6.30E-003</text:p>
          </table:table-cell>
          <table:table-cell table:number-columns-repeated="8"/>
          <table:table-cell table:style-name="ce2"/>
          <table:table-cell table:number-columns-repeated="243"/>
        </table:table-row>
        <table:table-row table:style-name="ro1">
          <table:table-cell table:number-columns-repeated="11"/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errore su g:</text:p>
          </table:table-cell>
          <table:table-cell table:number-columns-repeated="9"/>
          <table:table-cell table:style-name="ce2"/>
          <table:table-cell table:number-columns-repeated="243"/>
        </table:table-row>
        <table:table-row table:style-name="ro1">
          <table:table-cell/>
          <table:table-cell table:formula="oooc:=((1+[.I29]*[.I30]/[.J23])*[.D25])^2+(([.D24]+[.I29]*[.I30]/[.J23])*[.J29])^2+(([.D24]+[.I29]/[.J23])*[.C34])^2+(([.D24]-[.I29]*[.I30]/([.J23])^2)*[.J24])^2" office:value-type="float" office:value="0.814505730950042">
            <text:p>0.81</text:p>
          </table:table-cell>
          <table:table-cell table:style-name="ce6" table:formula="oooc:=SQRT([.B37])" office:value-type="float" office:value="0.902499712437651">
            <text:p>0.902</text:p>
          </table:table-cell>
          <table:table-cell table:number-columns-repeated="8"/>
          <table:table-cell table:style-name="ce2"/>
          <table:table-cell table:number-columns-repeated="243"/>
        </table:table-row>
      </table:table>
      <table:table table:name="30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243" table:default-cell-style-name="Default"/>
        <table:table-row table:style-name="ro1">
          <table:table-cell table:number-columns-repeated="11"/>
          <table:table-cell table:style-name="Default"/>
          <table:table-cell table:number-columns-repeated="243"/>
        </table:table-row>
        <table:table-row table:style-name="ro1">
          <table:table-cell office:value-type="string">
            <text:p>q</text:p>
          </table:table-cell>
          <table:table-cell table:style-name="ce3" office:value-type="float" office:value="50">
            <text:p>50</text:p>
          </table:table-cell>
          <table:table-cell table:style-name="ce3" table:formula="oooc:=[.B2]+10" office:value-type="float" office:value="60">
            <text:p>60</text:p>
          </table:table-cell>
          <table:table-cell table:style-name="ce3" table:formula="oooc:=[.C2]+10" office:value-type="float" office:value="70">
            <text:p>70</text:p>
          </table:table-cell>
          <table:table-cell table:style-name="ce3" table:formula="oooc:=[.D2]+10" office:value-type="float" office:value="80">
            <text:p>80</text:p>
          </table:table-cell>
          <table:table-cell table:style-name="ce3" table:formula="oooc:=[.E2]+10" office:value-type="float" office:value="90">
            <text:p>90</text:p>
          </table:table-cell>
          <table:table-cell table:style-name="ce3" table:formula="oooc:=[.F2]+10" office:value-type="float" office:value="100">
            <text:p>100</text:p>
          </table:table-cell>
          <table:table-cell table:style-name="ce3" table:formula="oooc:=[.G2]+10" office:value-type="float" office:value="110">
            <text:p>110</text:p>
          </table:table-cell>
          <table:table-cell table:style-name="ce3" table:formula="oooc:=[.H2]+10" office:value-type="float" office:value="120">
            <text:p>120</text:p>
          </table:table-cell>
          <table:table-cell table:style-name="ce3" table:formula="oooc:=[.I2]+10" office:value-type="float" office:value="130">
            <text:p>130</text:p>
          </table:table-cell>
          <table:table-cell table:style-name="ce3" table:number-columns-repeated="6"/>
          <table:table-cell table:style-name="ce4" office:value-type="float" office:value="0.23138">
            <text:p>0.2314</text:p>
          </table:table-cell>
          <table:table-cell table:style-name="ce4" office:value-type="float" office:value="0.000159373774505091">
            <text:p>0.0002</text:p>
          </table:table-cell>
          <table:table-cell table:style-name="ce4" office:value-type="float" office:value="0.216094735932233">
            <text:p>0.2161</text:p>
          </table:table-cell>
          <table:table-cell table:style-name="ce4" office:value-type="float" office:value="0.000148845435841943">
            <text:p>0.0001</text:p>
          </table:table-cell>
          <table:table-cell table:style-name="ce4" table:number-columns-repeated="4"/>
          <table:table-cell table:style-name="ce3" table:number-columns-repeated="231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4623">
            <text:p>0.4623</text:p>
          </table:table-cell>
          <table:table-cell table:style-name="ce4" office:value-type="float" office:value="0.8597">
            <text:p>0.8597</text:p>
          </table:table-cell>
          <table:table-cell table:style-name="ce4" office:value-type="float" office:value="1.2116">
            <text:p>1.2116</text:p>
          </table:table-cell>
          <table:table-cell table:style-name="ce4" office:value-type="float" office:value="1.5369">
            <text:p>1.5369</text:p>
          </table:table-cell>
          <table:table-cell table:style-name="ce4" office:value-type="float" office:value="1.8285">
            <text:p>1.8285</text:p>
          </table:table-cell>
          <table:table-cell table:style-name="ce4" office:value-type="float" office:value="2.0985">
            <text:p>2.0985</text:p>
          </table:table-cell>
          <table:table-cell table:style-name="ce4" office:value-type="float" office:value="2.3639">
            <text:p>2.3639</text:p>
          </table:table-cell>
          <table:table-cell table:style-name="ce4" office:value-type="float" office:value="2.6291">
            <text:p>2.6291</text:p>
          </table:table-cell>
          <table:table-cell table:style-name="ce4" office:value-type="float" office:value="2.858">
            <text:p>2.8580</text:p>
          </table:table-cell>
          <table:table-cell/>
          <table:table-cell table:style-name="Default"/>
          <table:table-cell table:style-name="ce4" table:number-columns-repeated="4"/>
          <table:table-cell table:style-name="ce4" office:value-type="float" office:value="0.66028">
            <text:p>0.6603</text:p>
          </table:table-cell>
          <table:table-cell table:style-name="ce4" office:value-type="float" office:value="0.000446822112254982">
            <text:p>0.0004</text:p>
          </table:table-cell>
          <table:table-cell table:style-name="ce4" office:value-type="float" office:value="0.253138922640745">
            <text:p>0.2531</text:p>
          </table:table-cell>
          <table:table-cell table:style-name="ce4" office:value-type="float" office:value="0.000572641125866595">
            <text:p>0.0006</text:p>
          </table:table-cell>
          <table:table-cell table:style-name="ce4" table:number-columns-repeated="235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464">
            <text:p>0.4640</text:p>
          </table:table-cell>
          <table:table-cell table:style-name="ce4" office:value-type="float" office:value="0.8594">
            <text:p>0.8594</text:p>
          </table:table-cell>
          <table:table-cell table:style-name="ce4" office:value-type="float" office:value="1.2089">
            <text:p>1.2089</text:p>
          </table:table-cell>
          <table:table-cell table:style-name="ce4" office:value-type="float" office:value="1.5267">
            <text:p>1.5267</text:p>
          </table:table-cell>
          <table:table-cell table:style-name="ce4" office:value-type="float" office:value="1.829">
            <text:p>1.8290</text:p>
          </table:table-cell>
          <table:table-cell table:style-name="ce4" office:value-type="float" office:value="2.1013">
            <text:p>2.1013</text:p>
          </table:table-cell>
          <table:table-cell table:style-name="ce4" office:value-type="float" office:value="2.3697">
            <text:p>2.3697</text:p>
          </table:table-cell>
          <table:table-cell table:style-name="ce4" office:value-type="float" office:value="2.6073">
            <text:p>2.6073</text:p>
          </table:table-cell>
          <table:table-cell table:style-name="ce4" office:value-type="float" office:value="2.8571">
            <text:p>2.8571</text:p>
          </table:table-cell>
          <table:table-cell/>
          <table:table-cell table:style-name="Default"/>
          <table:table-cell table:style-name="ce4" table:number-columns-repeated="4"/>
          <table:table-cell table:style-name="ce4" office:value-type="float" office:value="1.03438">
            <text:p>1.0344</text:p>
          </table:table-cell>
          <table:table-cell table:style-name="ce4" office:value-type="float" office:value="0.000759539334070327">
            <text:p>0.0008</text:p>
          </table:table-cell>
          <table:table-cell table:style-name="ce4" office:value-type="float" office:value="0.283157775512516">
            <text:p>0.2832</text:p>
          </table:table-cell>
          <table:table-cell table:style-name="ce4" office:value-type="float" office:value="0.00121797186526979">
            <text:p>0.0012</text:p>
          </table:table-cell>
          <table:table-cell table:number-columns-repeated="4"/>
          <table:table-cell table:style-name="ce4" table:number-columns-repeated="231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4627">
            <text:p>0.4627</text:p>
          </table:table-cell>
          <table:table-cell table:style-name="ce4" office:value-type="float" office:value="0.8559">
            <text:p>0.8559</text:p>
          </table:table-cell>
          <table:table-cell table:style-name="ce4" office:value-type="float" office:value="1.2156">
            <text:p>1.2156</text:p>
          </table:table-cell>
          <table:table-cell table:style-name="ce4" office:value-type="float" office:value="1.5389">
            <text:p>1.5389</text:p>
          </table:table-cell>
          <table:table-cell table:style-name="ce4" office:value-type="float" office:value="1.8273">
            <text:p>1.8273</text:p>
          </table:table-cell>
          <table:table-cell table:style-name="ce4" office:value-type="float" office:value="2.1019">
            <text:p>2.1019</text:p>
          </table:table-cell>
          <table:table-cell table:style-name="ce4" office:value-type="float" office:value="2.3763">
            <text:p>2.3763</text:p>
          </table:table-cell>
          <table:table-cell table:style-name="ce4" office:value-type="float" office:value="2.6153">
            <text:p>2.6153</text:p>
          </table:table-cell>
          <table:table-cell table:style-name="ce4" office:value-type="float" office:value="2.8505">
            <text:p>2.8505</text:p>
          </table:table-cell>
          <table:table-cell/>
          <table:table-cell table:style-name="Default"/>
          <table:table-cell table:style-name="ce4" table:number-columns-repeated="4"/>
          <table:table-cell table:style-name="ce4" office:value-type="float" office:value="1.37241">
            <text:p>1.3724</text:p>
          </table:table-cell>
          <table:table-cell table:style-name="ce4" office:value-type="float" office:value="0.00139429193499783">
            <text:p>0.0014</text:p>
          </table:table-cell>
          <table:table-cell table:style-name="ce4" office:value-type="float" office:value="0.309693403530505">
            <text:p>0.3097</text:p>
          </table:table-cell>
          <table:table-cell table:style-name="ce4" office:value-type="float" office:value="0.00267453091803844">
            <text:p>0.0027</text:p>
          </table:table-cell>
          <table:table-cell table:style-name="ce4" table:number-columns-repeated="235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4625">
            <text:p>0.4625</text:p>
          </table:table-cell>
          <table:table-cell table:style-name="ce4" office:value-type="float" office:value="0.8582">
            <text:p>0.8582</text:p>
          </table:table-cell>
          <table:table-cell table:style-name="ce4" office:value-type="float" office:value="1.2087">
            <text:p>1.2087</text:p>
          </table:table-cell>
          <table:table-cell table:style-name="ce4" office:value-type="float" office:value="1.5377">
            <text:p>1.5377</text:p>
          </table:table-cell>
          <table:table-cell table:style-name="ce4" office:value-type="float" office:value="1.8308">
            <text:p>1.8308</text:p>
          </table:table-cell>
          <table:table-cell table:style-name="ce4" office:value-type="float" office:value="2.1089">
            <text:p>2.1089</text:p>
          </table:table-cell>
          <table:table-cell table:style-name="ce4" office:value-type="float" office:value="2.371">
            <text:p>2.3710</text:p>
          </table:table-cell>
          <table:table-cell table:style-name="ce4" office:value-type="float" office:value="2.6261">
            <text:p>2.6261</text:p>
          </table:table-cell>
          <table:table-cell table:style-name="ce4" office:value-type="float" office:value="2.8465">
            <text:p>2.8465</text:p>
          </table:table-cell>
          <table:table-cell/>
          <table:table-cell table:style-name="Default"/>
          <table:table-cell table:style-name="ce4" table:number-columns-repeated="4"/>
          <table:table-cell table:style-name="ce4" office:value-type="float" office:value="1.68148">
            <text:p>1.6815</text:p>
          </table:table-cell>
          <table:table-cell table:style-name="ce4" office:value-type="float" office:value="0.00127696906775379">
            <text:p>0.0013</text:p>
          </table:table-cell>
          <table:table-cell table:style-name="ce4" office:value-type="float" office:value="0.338707492209728">
            <text:p>0.3387</text:p>
          </table:table-cell>
          <table:table-cell table:style-name="ce4" office:value-type="float" office:value="0.00292994846509897">
            <text:p>0.0029</text:p>
          </table:table-cell>
          <table:table-cell table:style-name="ce4" table:number-columns-repeated="235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4623">
            <text:p>0.4623</text:p>
          </table:table-cell>
          <table:table-cell table:style-name="ce4" office:value-type="float" office:value="0.8558">
            <text:p>0.8558</text:p>
          </table:table-cell>
          <table:table-cell table:style-name="ce4" office:value-type="float" office:value="1.21">
            <text:p>1.2100</text:p>
          </table:table-cell>
          <table:table-cell table:style-name="ce4" office:value-type="float" office:value="1.5291">
            <text:p>1.5291</text:p>
          </table:table-cell>
          <table:table-cell table:style-name="ce4" office:value-type="float" office:value="1.8299">
            <text:p>1.8299</text:p>
          </table:table-cell>
          <table:table-cell table:style-name="ce4" office:value-type="float" office:value="2.1161">
            <text:p>2.1161</text:p>
          </table:table-cell>
          <table:table-cell table:style-name="ce4" office:value-type="float" office:value="2.3751">
            <text:p>2.3751</text:p>
          </table:table-cell>
          <table:table-cell table:style-name="ce4" office:value-type="float" office:value="2.6301">
            <text:p>2.6301</text:p>
          </table:table-cell>
          <table:table-cell table:style-name="ce4" office:value-type="float" office:value="2.8529">
            <text:p>2.8529</text:p>
          </table:table-cell>
          <table:table-cell/>
          <table:table-cell table:style-name="Default"/>
          <table:table-cell table:style-name="ce4" table:number-columns-repeated="4"/>
          <table:table-cell table:style-name="ce4" office:value-type="float" office:value="1.96722">
            <text:p>1.9672</text:p>
          </table:table-cell>
          <table:table-cell table:style-name="ce4" office:value-type="float" office:value="0.00162223611105164">
            <text:p>0.0016</text:p>
          </table:table-cell>
          <table:table-cell table:style-name="ce4" office:value-type="float" office:value="0.36200405444541">
            <text:p>0.3620</text:p>
          </table:table-cell>
          <table:table-cell table:style-name="ce4" office:value-type="float" office:value="0.00425178142796637">
            <text:p>0.0043</text:p>
          </table:table-cell>
          <table:table-cell table:style-name="ce4" table:number-columns-repeated="235"/>
        </table:table-row>
        <table:table-row table:style-name="ro1">
          <table:table-cell table:number-columns-repeated="11"/>
          <table:table-cell table:style-name="Default"/>
          <table:table-cell table:number-columns-repeated="4"/>
          <table:table-cell table:style-name="ce4" office:value-type="float" office:value="2.23827">
            <text:p>2.2383</text:p>
          </table:table-cell>
          <table:table-cell table:style-name="ce4" office:value-type="float" office:value="0.00193711125132243">
            <text:p>0.0019</text:p>
          </table:table-cell>
          <table:table-cell table:style-name="ce4" office:value-type="float" office:value="0.376137816896111">
            <text:p>0.3761</text:p>
          </table:table-cell>
          <table:table-cell table:style-name="ce4" office:value-type="float" office:value="0.00548123672801684">
            <text:p>0.0055</text:p>
          </table:table-cell>
          <table:table-cell table:number-columns-repeated="235"/>
        </table:table-row>
        <table:table-row table:style-name="ro1">
          <table:table-cell table:style-name="ce1" office:value-type="string">
            <text:p>$\bar{t}$</text:p>
          </table:table-cell>
          <table:table-cell table:style-name="ce4" table:formula="oooc:=AVERAGE([.B3:.B7])" office:value-type="float" office:value="0.46276">
            <text:p>0.4628</text:p>
          </table:table-cell>
          <table:table-cell table:style-name="ce4" table:formula="oooc:=AVERAGE([.C3:.C7])" office:value-type="float" office:value="0.8578">
            <text:p>0.8578</text:p>
          </table:table-cell>
          <table:table-cell table:style-name="ce4" table:formula="oooc:=AVERAGE([.D3:.D7])" office:value-type="float" office:value="1.21096">
            <text:p>1.2110</text:p>
          </table:table-cell>
          <table:table-cell table:style-name="ce4" table:formula="oooc:=AVERAGE([.E3:.E7])" office:value-type="float" office:value="1.53386">
            <text:p>1.5339</text:p>
          </table:table-cell>
          <table:table-cell table:style-name="ce4" table:formula="oooc:=AVERAGE([.F3:.F7])" office:value-type="float" office:value="1.8291">
            <text:p>1.8291</text:p>
          </table:table-cell>
          <table:table-cell table:style-name="ce4" table:formula="oooc:=AVERAGE([.G3:.G7])" office:value-type="float" office:value="2.10534">
            <text:p>2.1053</text:p>
          </table:table-cell>
          <table:table-cell table:style-name="ce4" table:formula="oooc:=AVERAGE([.H3:.H7])" office:value-type="float" office:value="2.3712">
            <text:p>2.3712</text:p>
          </table:table-cell>
          <table:table-cell table:style-name="ce4" table:formula="oooc:=AVERAGE([.I3:.I7])" office:value-type="float" office:value="2.62158">
            <text:p>2.6216</text:p>
          </table:table-cell>
          <table:table-cell table:style-name="ce4" table:formula="oooc:=AVERAGE([.J3:.J7])" office:value-type="float" office:value="2.853">
            <text:p>2.8530</text:p>
          </table:table-cell>
          <table:table-cell/>
          <table:table-cell table:style-name="ce1" office:value-type="string">
            <text:p>$\bar{t}$</text:p>
          </table:table-cell>
          <table:table-cell table:style-name="ce4" table:number-columns-repeated="4"/>
          <table:table-cell table:style-name="ce4" office:value-type="float" office:value="2.49639">
            <text:p>2.4964</text:p>
          </table:table-cell>
          <table:table-cell table:style-name="ce4" office:value-type="float" office:value="0.00247418673507076">
            <text:p>0.0025</text:p>
          </table:table-cell>
          <table:table-cell table:style-name="ce4" office:value-type="float" office:value="0.399392922757409">
            <text:p>0.3994</text:p>
          </table:table-cell>
          <table:table-cell table:style-name="ce4" office:value-type="float" office:value="0.00789338343619377">
            <text:p>0.0079</text:p>
          </table:table-cell>
          <table:table-cell table:style-name="ce4" table:number-columns-repeated="235"/>
        </table:table-row>
        <table:table-row table:style-name="ro1">
          <table:table-cell table:style-name="ce2" office:value-type="string">
            <text:p>$s$</text:p>
          </table:table-cell>
          <table:table-cell table:style-name="ce4" table:formula="oooc:=(2/SQRT(5))*[.B11]" office:value-type="float" office:value="0.000637495098020364">
            <text:p>0.0006</text:p>
          </table:table-cell>
          <table:table-cell table:style-name="ce4" table:formula="oooc:=(2/SQRT(5))*[.C11]" office:value-type="float" office:value="0.00166973051717936">
            <text:p>0.0017</text:p>
          </table:table-cell>
          <table:table-cell table:style-name="ce4" table:formula="oooc:=(2/SQRT(5))*[.D11]" office:value-type="float" office:value="0.00253818833028597">
            <text:p>0.0025</text:p>
          </table:table-cell>
          <table:table-cell table:style-name="ce4" table:formula="oooc:=(2/SQRT(5))*[.E11]" office:value-type="float" office:value="0.00496612525013212">
            <text:p>0.0050</text:p>
          </table:table-cell>
          <table:table-cell table:style-name="ce4" table:formula="oooc:=(2/SQRT(5))*[.F11]" office:value-type="float" office:value="0.00119498953970313">
            <text:p>0.0012</text:p>
          </table:table-cell>
          <table:table-cell table:style-name="ce4" table:formula="oooc:=(2/SQRT(5))*[.G11]" office:value-type="float" office:value="0.00637796205695826">
            <text:p>0.0064</text:p>
          </table:table-cell>
          <table:table-cell table:style-name="ce4" table:formula="oooc:=(2/SQRT(5))*[.H11]" office:value-type="float" office:value="0.00440000000000002">
            <text:p>0.0044</text:p>
          </table:table-cell>
          <table:table-cell table:style-name="ce4" table:formula="oooc:=(2/SQRT(5))*[.I11]" office:value-type="float" office:value="0.00886485194461823">
            <text:p>0.0089</text:p>
          </table:table-cell>
          <table:table-cell table:style-name="ce4" table:formula="oooc:=(2/SQRT(5))*[.J11]" office:value-type="float" office:value="0.00425017646692455">
            <text:p>0.0043</text:p>
          </table:table-cell>
          <table:table-cell/>
          <table:table-cell office:value-type="string">
            <text:p>$s$</text:p>
          </table:table-cell>
          <table:table-cell table:style-name="ce4" table:number-columns-repeated="4"/>
          <table:table-cell table:style-name="ce4" office:value-type="float" office:value="2.73729">
            <text:p>2.7373</text:p>
          </table:table-cell>
          <table:table-cell table:style-name="ce4" office:value-type="float" office:value="0.00245776321072638">
            <text:p>0.0025</text:p>
          </table:table-cell>
          <table:table-cell table:style-name="ce4" office:value-type="float" office:value="0.432114769682827">
            <text:p>0.4321</text:p>
          </table:table-cell>
          <table:table-cell table:style-name="ce4" office:value-type="float" office:value="0.00917842696820693">
            <text:p>0.0092</text:p>
          </table:table-cell>
          <table:table-cell table:style-name="ce4" table:number-columns-repeated="235"/>
        </table:table-row>
        <table:table-row table:style-name="ro1">
          <table:table-cell table:style-name="ce1" office:value-type="string">
            <text:p>$\sigma$</text:p>
          </table:table-cell>
          <table:table-cell table:style-name="ce4" table:formula="oooc:=STDEV([.B3:.B7])" office:value-type="float" office:value="0.000712741187248212">
            <text:p>0.0007</text:p>
          </table:table-cell>
          <table:table-cell table:style-name="ce4" table:formula="oooc:=STDEV([.C3:.C7])" office:value-type="float" office:value="0.00186681547025947">
            <text:p>0.0019</text:p>
          </table:table-cell>
          <table:table-cell table:style-name="ce4" table:formula="oooc:=STDEV([.D3:.D7])" office:value-type="float" office:value="0.00283778082310806">
            <text:p>0.0028</text:p>
          </table:table-cell>
          <table:table-cell table:style-name="ce4" table:formula="oooc:=STDEV([.E3:.E7])" office:value-type="float" office:value="0.00555229682203678">
            <text:p>0.0056</text:p>
          </table:table-cell>
          <table:table-cell table:style-name="ce4" table:formula="oooc:=STDEV([.F3:.F7])" office:value-type="float" office:value="0.0013360389215887">
            <text:p>0.0013</text:p>
          </table:table-cell>
          <table:table-cell table:style-name="ce4" table:formula="oooc:=STDEV([.G3:.G7])" office:value-type="float" office:value="0.00713077835863653">
            <text:p>0.0071</text:p>
          </table:table-cell>
          <table:table-cell table:style-name="ce4" table:formula="oooc:=STDEV([.H3:.H7])" office:value-type="float" office:value="0.00491934955049956">
            <text:p>0.0049</text:p>
          </table:table-cell>
          <table:table-cell table:style-name="ce4" table:formula="oooc:=STDEV([.I3:.I7])" office:value-type="float" office:value="0.00991120577931878">
            <text:p>0.0099</text:p>
          </table:table-cell>
          <table:table-cell table:style-name="ce4" table:formula="oooc:=STDEV([.J3:.J7])" office:value-type="float" office:value="0.00475184174820659">
            <text:p>0.0048</text:p>
          </table:table-cell>
          <table:table-cell/>
          <table:table-cell table:style-name="ce1" office:value-type="string">
            <text:p>$\sigma$</text:p>
          </table:table-cell>
          <table:table-cell table:style-name="ce4" table:number-columns-repeated="243"/>
        </table:table-row>
        <table:table-row table:style-name="ro1">
          <table:table-cell table:style-name="ce1" office:value-type="string">
            <text:p>$\sigma_{\bar{t}}$</text:p>
          </table:table-cell>
          <table:table-cell table:style-name="ce4" table:formula="oooc:=[.B11]/SQRT(5)" office:value-type="float" office:value="0.000318747549010182">
            <text:p>0.0003</text:p>
          </table:table-cell>
          <table:table-cell table:style-name="ce4" table:formula="oooc:=[.C11]/SQRT(5)" office:value-type="float" office:value="0.000834865258589681">
            <text:p>0.0008</text:p>
          </table:table-cell>
          <table:table-cell table:style-name="ce4" table:formula="oooc:=[.D11]/SQRT(5)" office:value-type="float" office:value="0.00126909416514298">
            <text:p>0.0013</text:p>
          </table:table-cell>
          <table:table-cell table:style-name="ce4" table:formula="oooc:=[.E11]/SQRT(5)" office:value-type="float" office:value="0.00248306262506606">
            <text:p>0.0025</text:p>
          </table:table-cell>
          <table:table-cell table:style-name="ce4" table:formula="oooc:=[.F11]/SQRT(5)" office:value-type="float" office:value="0.000597494769851567">
            <text:p>0.0006</text:p>
          </table:table-cell>
          <table:table-cell table:style-name="ce4" table:formula="oooc:=[.G11]/SQRT(5)" office:value-type="float" office:value="0.00318898102847913">
            <text:p>0.0032</text:p>
          </table:table-cell>
          <table:table-cell table:style-name="ce4" table:formula="oooc:=[.H11]/SQRT(5)" office:value-type="float" office:value="0.00220000000000001">
            <text:p>0.0022</text:p>
          </table:table-cell>
          <table:table-cell table:style-name="ce4" table:formula="oooc:=[.I11]/SQRT(5)" office:value-type="float" office:value="0.00443242597230911">
            <text:p>0.0044</text:p>
          </table:table-cell>
          <table:table-cell table:style-name="ce4" table:formula="oooc:=[.J11]/SQRT(5)" office:value-type="float" office:value="0.00212508823346227">
            <text:p>0.0021</text:p>
          </table:table-cell>
          <table:table-cell/>
          <table:table-cell table:style-name="ce1" office:value-type="string">
            <text:p>$\sigma_{\bar{t}}$</text:p>
          </table:table-cell>
          <table:table-cell table:style-name="ce4" table:number-columns-repeated="243"/>
        </table:table-row>
        <table:table-row table:style-name="ro1">
          <table:table-cell table:style-name="ce1"/>
          <table:table-cell table:number-columns-repeated="10"/>
          <table:table-cell table:style-name="ce1"/>
          <table:table-cell table:style-name="ce4" table:number-columns-repeated="243"/>
        </table:table-row>
        <table:table-row table:style-name="ro1">
          <table:table-cell table:style-name="ce2" office:value-type="string">
            <text:p>$t_{\text{diff}}$</text:p>
          </table:table-cell>
          <table:table-cell table:style-name="ce4" office:value-type="float" office:value="0.46276">
            <text:p>0.4628</text:p>
          </table:table-cell>
          <table:table-cell table:style-name="ce4" table:formula="oooc:=[.C9]-[.B9]" office:value-type="float" office:value="0.39504">
            <text:p>0.3950</text:p>
          </table:table-cell>
          <table:table-cell table:style-name="ce4" table:formula="oooc:=[.D9]-[.C9]" office:value-type="float" office:value="0.35316">
            <text:p>0.3532</text:p>
          </table:table-cell>
          <table:table-cell table:style-name="ce4" table:formula="oooc:=[.E9]-[.D9]" office:value-type="float" office:value="0.3229">
            <text:p>0.3229</text:p>
          </table:table-cell>
          <table:table-cell table:style-name="ce4" table:formula="oooc:=[.F9]-[.E9]" office:value-type="float" office:value="0.29524">
            <text:p>0.2952</text:p>
          </table:table-cell>
          <table:table-cell table:style-name="ce4" table:formula="oooc:=[.G9]-[.F9]" office:value-type="float" office:value="0.27624">
            <text:p>0.2762</text:p>
          </table:table-cell>
          <table:table-cell table:style-name="ce4" table:formula="oooc:=[.H9]-[.G9]" office:value-type="float" office:value="0.26586">
            <text:p>0.2659</text:p>
          </table:table-cell>
          <table:table-cell table:style-name="ce4" table:formula="oooc:=[.I9]-[.H9]" office:value-type="float" office:value="0.25038">
            <text:p>0.2504</text:p>
          </table:table-cell>
          <table:table-cell table:style-name="ce4" table:formula="oooc:=[.J9]-[.I9]" office:value-type="float" office:value="0.23142">
            <text:p>0.2314</text:p>
          </table:table-cell>
          <table:table-cell/>
          <table:table-cell office:value-type="string">
            <text:p>$t_{diff}$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$\sigma_{t_{\text{diff}}}$</text:p>
          </table:table-cell>
          <table:table-cell table:style-name="ce4" table:formula="oooc:=[.B12]" office:value-type="float" office:value="0.000318747549010182">
            <text:p>0.0003</text:p>
          </table:table-cell>
          <table:table-cell table:style-name="ce4" table:formula="oooc:=SQRT([.B12]^2 + [.C12]^2)" office:value-type="float" office:value="0.000893644224509963">
            <text:p>0.0009</text:p>
          </table:table-cell>
          <table:table-cell table:style-name="ce4" table:formula="oooc:=SQRT([.C12]^2 + [.D12]^2)" office:value-type="float" office:value="0.00151907866814065">
            <text:p>0.0015</text:p>
          </table:table-cell>
          <table:table-cell table:style-name="ce4" table:formula="oooc:=SQRT([.D12]^2 + [.E12]^2)" office:value-type="float" office:value="0.00278858386999565">
            <text:p>0.0028</text:p>
          </table:table-cell>
          <table:table-cell table:style-name="ce4" table:formula="oooc:=SQRT([.E12]^2 + [.F12]^2)" office:value-type="float" office:value="0.00255393813550758">
            <text:p>0.0026</text:p>
          </table:table-cell>
          <table:table-cell table:style-name="ce4" table:formula="oooc:=SQRT([.F12]^2 + [.G12]^2)" office:value-type="float" office:value="0.00324447222210328">
            <text:p>0.0032</text:p>
          </table:table-cell>
          <table:table-cell table:style-name="ce4" table:formula="oooc:=SQRT([.G12]^2 + [.H12]^2)" office:value-type="float" office:value="0.00387422250264487">
            <text:p>0.0039</text:p>
          </table:table-cell>
          <table:table-cell table:style-name="ce4" table:formula="oooc:=SQRT([.H12]^2 + [.I12]^2)" office:value-type="float" office:value="0.00494837347014152">
            <text:p>0.0049</text:p>
          </table:table-cell>
          <table:table-cell table:style-name="ce4" table:formula="oooc:=SQRT([.I12]^2 + [.J12]^2)" office:value-type="float" office:value="0.00491552642145276">
            <text:p>0.0049</text:p>
          </table:table-cell>
          <table:table-cell/>
          <table:table-cell office:value-type="string">
            <text:p>$\sigma_{t_{diff}}$</text:p>
          </table:table-cell>
          <table:table-cell table:number-columns-repeated="243"/>
        </table:table-row>
        <table:table-row table:style-name="ro1"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tempi intermedi</text:p>
          </table:table-cell>
          <table:table-cell table:style-name="ce4" table:formula="oooc:=[.B14]/2" office:value-type="float" office:value="0.23138">
            <text:p>0.2314</text:p>
          </table:table-cell>
          <table:table-cell table:style-name="ce4" table:formula="oooc:=[.B9]+[.C14]/2" office:value-type="float" office:value="0.66028">
            <text:p>0.6603</text:p>
          </table:table-cell>
          <table:table-cell table:style-name="ce4" table:formula="oooc:=[.C9]+[.D14]/2" office:value-type="float" office:value="1.03438">
            <text:p>1.0344</text:p>
          </table:table-cell>
          <table:table-cell table:style-name="ce4" table:formula="oooc:=[.D9]+[.E14]/2" office:value-type="float" office:value="1.37241">
            <text:p>1.3724</text:p>
          </table:table-cell>
          <table:table-cell table:style-name="ce4" table:formula="oooc:=[.E9]+[.F14]/2" office:value-type="float" office:value="1.68148">
            <text:p>1.6815</text:p>
          </table:table-cell>
          <table:table-cell table:style-name="ce4" table:formula="oooc:=[.F9]+[.G14]/2" office:value-type="float" office:value="1.96722">
            <text:p>1.9672</text:p>
          </table:table-cell>
          <table:table-cell table:style-name="ce4" table:formula="oooc:=[.G9]+[.H14]/2" office:value-type="float" office:value="2.23827">
            <text:p>2.2383</text:p>
          </table:table-cell>
          <table:table-cell table:style-name="ce4" table:formula="oooc:=[.H9]+[.I14]/2" office:value-type="float" office:value="2.49639">
            <text:p>2.4964</text:p>
          </table:table-cell>
          <table:table-cell table:style-name="ce4" table:formula="oooc:=[.I9]+[.J14]/2" office:value-type="float" office:value="2.73729">
            <text:p>2.7373</text:p>
          </table:table-cell>
          <table:table-cell/>
          <table:table-cell office:value-type="string">
            <text:p>tempi intermedi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sigma t intermedi</text:p>
          </table:table-cell>
          <table:table-cell table:style-name="ce4" table:formula="oooc:=[.B12]/2" office:value-type="float" office:value="0.000159373774505091">
            <text:p>0.0002</text:p>
          </table:table-cell>
          <table:table-cell table:style-name="ce4" table:formula="oooc:=SQRT([.B12]^2/4 + [.C12]^2/4)" office:value-type="float" office:value="0.000446822112254982">
            <text:p>0.0004</text:p>
          </table:table-cell>
          <table:table-cell table:style-name="ce4" table:formula="oooc:=SQRT([.C12]^2/4 + [.D12]^2/4)" office:value-type="float" office:value="0.000759539334070327">
            <text:p>0.0008</text:p>
          </table:table-cell>
          <table:table-cell table:style-name="ce4" table:formula="oooc:=SQRT([.D12]^2/4 + [.E12]^2/4)" office:value-type="float" office:value="0.00139429193499783">
            <text:p>0.0014</text:p>
          </table:table-cell>
          <table:table-cell table:style-name="ce4" table:formula="oooc:=SQRT([.E12]^2/4 + [.F12]^2/4)" office:value-type="float" office:value="0.00127696906775379">
            <text:p>0.0013</text:p>
          </table:table-cell>
          <table:table-cell table:style-name="ce4" table:formula="oooc:=SQRT([.F12]^2/4 + [.G12]^2/4)" office:value-type="float" office:value="0.00162223611105164">
            <text:p>0.0016</text:p>
          </table:table-cell>
          <table:table-cell table:style-name="ce4" table:formula="oooc:=SQRT([.G12]^2/4 + [.H12]^2/4)" office:value-type="float" office:value="0.00193711125132243">
            <text:p>0.0019</text:p>
          </table:table-cell>
          <table:table-cell table:style-name="ce4" table:formula="oooc:=SQRT([.H12]^2/4 + [.I12]^2/4)" office:value-type="float" office:value="0.00247418673507076">
            <text:p>0.0025</text:p>
          </table:table-cell>
          <table:table-cell table:style-name="ce4" table:formula="oooc:=SQRT([.I12]^2/4 + [.J12]^2/4)" office:value-type="float" office:value="0.00245776321072638">
            <text:p>0.0025</text:p>
          </table:table-cell>
          <table:table-cell/>
          <table:table-cell office:value-type="string">
            <text:p>sigma t intermedi</text:p>
          </table:table-cell>
          <table:table-cell table:number-columns-repeated="243"/>
        </table:table-row>
        <table:table-row table:style-name="ro1"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$\bar{v}$</text:p>
          </table:table-cell>
          <table:table-cell table:style-name="ce4" table:formula="oooc:=0.1/[.B14]" office:value-type="float" office:value="0.216094735932233">
            <text:p>0.2161</text:p>
          </table:table-cell>
          <table:table-cell table:style-name="ce4" table:formula="oooc:=0.1/[.C14]" office:value-type="float" office:value="0.253138922640745">
            <text:p>0.2531</text:p>
          </table:table-cell>
          <table:table-cell table:style-name="ce4" table:formula="oooc:=0.1/[.D14]" office:value-type="float" office:value="0.283157775512516">
            <text:p>0.2832</text:p>
          </table:table-cell>
          <table:table-cell table:style-name="ce4" table:formula="oooc:=0.1/[.E14]" office:value-type="float" office:value="0.309693403530505">
            <text:p>0.3097</text:p>
          </table:table-cell>
          <table:table-cell table:style-name="ce4" table:formula="oooc:=0.1/[.F14]" office:value-type="float" office:value="0.338707492209728">
            <text:p>0.3387</text:p>
          </table:table-cell>
          <table:table-cell table:style-name="ce4" table:formula="oooc:=0.1/[.G14]" office:value-type="float" office:value="0.36200405444541">
            <text:p>0.3620</text:p>
          </table:table-cell>
          <table:table-cell table:style-name="ce4" table:formula="oooc:=0.1/[.H14]" office:value-type="float" office:value="0.376137816896111">
            <text:p>0.3761</text:p>
          </table:table-cell>
          <table:table-cell table:style-name="ce4" table:formula="oooc:=0.1/[.I14]" office:value-type="float" office:value="0.399392922757409">
            <text:p>0.3994</text:p>
          </table:table-cell>
          <table:table-cell table:style-name="ce4" table:formula="oooc:=0.1/[.J14]" office:value-type="float" office:value="0.432114769682827">
            <text:p>0.4321</text:p>
          </table:table-cell>
          <table:table-cell/>
          <table:table-cell office:value-type="string">
            <text:p>$\bar{v}$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$\sigma_{\bar{v}}$</text:p>
          </table:table-cell>
          <table:table-cell table:style-name="ce4" table:formula="oooc:=SQRT((0.1*[.B15]/([.B14]^2))^2+(8*10^(-8)/[.B14])^2)" office:value-type="float" office:value="0.000148845435841943">
            <text:p>0.0001</text:p>
          </table:table-cell>
          <table:table-cell table:style-name="ce4" table:formula="oooc:=SQRT((0.1*[.C15]/([.C14]^2))^2+(8*10^(-8)/[.C14])^2)" office:value-type="float" office:value="0.000572641125866595">
            <text:p>0.0006</text:p>
          </table:table-cell>
          <table:table-cell table:style-name="ce4" table:formula="oooc:=SQRT((0.1*[.D15]/([.D14]^2))^2+(8*10^(-8)/[.D14])^2)" office:value-type="float" office:value="0.00121797186526979">
            <text:p>0.0012</text:p>
          </table:table-cell>
          <table:table-cell table:style-name="ce4" table:formula="oooc:=SQRT((0.1*[.E15]/([.E14]^2))^2+(8*10^(-8)/[.E14])^2)" office:value-type="float" office:value="0.00267453091803844">
            <text:p>0.0027</text:p>
          </table:table-cell>
          <table:table-cell table:style-name="ce4" table:formula="oooc:=SQRT((0.1*[.F15]/([.F14]^2))^2+(8*10^(-8)/[.F14])^2)" office:value-type="float" office:value="0.00292994846509897">
            <text:p>0.0029</text:p>
          </table:table-cell>
          <table:table-cell table:style-name="ce4" table:formula="oooc:=SQRT((0.1*[.G15]/([.G14]^2))^2+(8*10^(-8)/[.G14])^2)" office:value-type="float" office:value="0.00425178142796637">
            <text:p>0.0043</text:p>
          </table:table-cell>
          <table:table-cell table:style-name="ce4" table:formula="oooc:=SQRT((0.1*[.H15]/([.H14]^2))^2+(8*10^(-8)/[.H14])^2)" office:value-type="float" office:value="0.00548123672801684">
            <text:p>0.0055</text:p>
          </table:table-cell>
          <table:table-cell table:style-name="ce4" table:formula="oooc:=SQRT((0.1*[.I15]/([.I14]^2))^2+(8*10^(-8)/[.I14])^2)" office:value-type="float" office:value="0.00789338343619377">
            <text:p>0.0079</text:p>
          </table:table-cell>
          <table:table-cell table:style-name="ce4" table:formula="oooc:=SQRT((0.1*[.J15]/([.J14]^2))^2+(8*10^(-8)/[.J14])^2)" office:value-type="float" office:value="0.00917842696820693">
            <text:p>0.0092</text:p>
          </table:table-cell>
          <table:table-cell/>
          <table:table-cell table:style-name="ce1" office:value-type="string">
            <text:p>$\sigma_{\bar{v}}$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2" office:value-type="string">
            <text:p>y=ax+b</text:p>
          </table:table-cell>
          <table:table-cell table:number-columns-repeated="247"/>
        </table:table-row>
        <table:table-row table:style-name="ro1">
          <table:table-cell table:number-columns-repeated="6"/>
          <table:table-cell table:style-name="ce6" office:value-type="float" office:value="0.0830409">
            <text:p>0.083</text:p>
          </table:table-cell>
          <table:table-cell table:style-name="ce2" office:value-type="string">
            <text:p>a</text:p>
          </table:table-cell>
          <table:table-cell/>
          <table:table-cell table:style-name="ce5" table:formula="oooc:=PI()/360" office:value-type="float" office:value="0.00872664625997165">
            <text:p>8.73E-003</text:p>
          </table:table-cell>
          <table:table-cell/>
          <table:table-cell office:value-type="string">
            <text:p>angolo (rad)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7" table:formula="oooc:=[.G23]/[.J25]" office:value-type="float" office:value="9.51590697310215">
            <text:p>9.52</text:p>
          </table:table-cell>
          <table:table-cell table:style-name="ce2" office:value-type="string">
            <text:p>g</text:p>
          </table:table-cell>
          <table:table-cell/>
          <table:table-cell table:style-name="ce6" office:value-type="float" office:value="0.001867">
            <text:p>0.002</text:p>
          </table:table-cell>
          <table:table-cell table:style-name="ce2" office:value-type="string">
            <text:p>sigma a</text:p>
          </table:table-cell>
          <table:table-cell/>
          <table:table-cell table:style-name="ce5" table:formula="oooc:=PI()/360/18/3/12" office:value-type="float" office:value="0.0000134670466974871">
            <text:p>1.35E-005</text:p>
          </table:table-cell>
          <table:table-cell/>
          <table:table-cell office:value-type="string">
            <text:p>sigma angolo (rad)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7" table:formula="oooc:=SQRT(([.G23]/([.J23]^2)*[.J24])^2+([.G24]/[.J23])^2)" office:value-type="float" office:value="0.2144458274409">
            <text:p>0.21</text:p>
          </table:table-cell>
          <table:table-cell table:style-name="ce2" office:value-type="string">
            <text:p>sigma g</text:p>
          </table:table-cell>
          <table:table-cell/>
          <table:table-cell table:style-name="ce6" office:value-type="float" office:value="0.197002">
            <text:p>0.197</text:p>
          </table:table-cell>
          <table:table-cell table:style-name="ce2" office:value-type="string">
            <text:p>b</text:p>
          </table:table-cell>
          <table:table-cell/>
          <table:table-cell table:style-name="ce5" table:formula="oooc:=SIN([.J23])" office:value-type="float" office:value="0.00872653549837393">
            <text:p>8.73E-003</text:p>
          </table:table-cell>
          <table:table-cell/>
          <table:table-cell office:value-type="string">
            <text:p>seno</text:p>
          </table:table-cell>
          <table:table-cell table:number-columns-repeated="243"/>
        </table:table-row>
        <table:table-row table:style-name="ro1">
          <table:table-cell table:number-columns-repeated="6"/>
          <table:table-cell table:style-name="ce6" office:value-type="float" office:value="0.003344">
            <text:p>0.003</text:p>
          </table:table-cell>
          <table:table-cell table:style-name="ce2" office:value-type="string">
            <text:p>sigma b</text:p>
          </table:table-cell>
          <table:table-cell/>
          <table:table-cell table:style-name="ce5" table:formula="oooc:=COS([.J23])" office:value-type="float" office:value="0.999961923064171">
            <text:p>1.00E+000</text:p>
          </table:table-cell>
          <table:table-cell/>
          <table:table-cell office:value-type="string">
            <text:p>coseno</text:p>
          </table:table-cell>
          <table:table-cell table:number-columns-repeated="243"/>
        </table:table-row>
        <table:table-row table:style-name="ro1">
          <table:table-cell table:number-columns-repeated="9"/>
          <table:table-cell table:style-name="ce8" table:formula="oooc:=9.806*[.J25]" office:value-type="float" office:value="0.0855724070970548">
            <text:p>0.0855724</text:p>
          </table:table-cell>
          <table:table-cell/>
          <table:table-cell office:value-type="string">
            <text:p>g*seno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6" office:value-type="float" office:value="9.806">
            <text:p>9.806</text:p>
          </table:table-cell>
          <table:table-cell table:style-name="ce8" table:formula="oooc:=[.D28]*[.J25]" office:value-type="float" office:value="0.0855724070970548">
            <text:p>0.0855724</text:p>
          </table:table-cell>
          <table:table-cell table:number-columns-repeated="4"/>
          <table:table-cell office:value-type="string">
            <text:p>err b</text:p>
          </table:table-cell>
          <table:table-cell table:number-columns-repeated="245"/>
        </table:table-row>
        <table:table-row table:style-name="ro1">
          <table:table-cell table:number-columns-repeated="7"/>
          <table:table-cell office:value-type="string">
            <text:p>b</text:p>
          </table:table-cell>
          <table:table-cell table:style-name="ce5" office:value-type="float" office:value="0.00898">
            <text:p>8.98E-003</text:p>
          </table:table-cell>
          <table:table-cell table:style-name="ce5" table:formula="oooc:=1.28*10^(-4)" office:value-type="float" office:value="0.000128">
            <text:p>1.28E-004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ce6" table:formula="oooc:=[.D24]+[.K30]" office:value-type="float" office:value="9.84942543306303">
            <text:p>9.849</text:p>
          </table:table-cell>
          <table:table-cell table:number-columns-repeated="3"/>
          <table:table-cell office:value-type="string">
            <text:p>v comp</text:p>
          </table:table-cell>
          <table:table-cell table:formula="oooc:=([.B20]+[.J20])/2" office:value-type="float" office:value="0.32410475280753">
            <text:p>0.32</text:p>
          </table:table-cell>
          <table:table-cell/>
          <table:table-cell table:formula="oooc:=[.I29]*[.I30]/[.J25]" office:value-type="float" office:value="0.333518459960879">
            <text:p>0.33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comp</text:p>
          </table:table-cell>
          <table:table-cell table:style-name="ce6" table:formula="oooc:=ABS(([.D28]-[.D30])/[.C37])" office:value-type="float" office:value="0.148735334755665">
            <text:p>0.149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rrore v complessiva:</text:p>
          </table:table-cell>
          <table:table-cell table:number-columns-repeated="253"/>
        </table:table-row>
        <table:table-row table:style-name="ro1">
          <table:table-cell/>
          <table:table-cell table:style-name="ce5" table:formula="oooc:=((1+[.B20])*[.J21])^2+((1+[.J20])*[.B21])^2" office:value-type="float" office:value="0.000124632037750909">
            <text:p>1.25E-004</text:p>
          </table:table-cell>
          <table:table-cell table:style-name="ce5" table:formula="oooc:=SQRT([.B34])/2" office:value-type="float" office:value="0.00558193599369675">
            <text:p>5.58E-003</text:p>
          </table:table-cell>
          <table:table-cell table:number-columns-repeated="252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errore su g:</text:p>
          </table:table-cell>
          <table:table-cell table:number-columns-repeated="253"/>
        </table:table-row>
        <table:table-row table:style-name="ro1">
          <table:table-cell/>
          <table:table-cell table:formula="oooc:=((1+[.I29]*[.I30]/[.J23])*[.D25])^2+(([.D24]+[.I29]*[.I30]/[.J23])*[.J29])^2+(([.D24]+[.I29]/[.J23])*[.C34])^2+(([.D24]-[.I29]*[.I30]/([.J23])^2)*[.J24])^2" office:value-type="float" office:value="0.0852432512744977">
            <text:p>0.09</text:p>
          </table:table-cell>
          <table:table-cell table:style-name="ce6" table:formula="oooc:=SQRT([.B37])" office:value-type="float" office:value="0.291964469198733">
            <text:p>0.292</text:p>
          </table:table-cell>
          <table:table-cell table:number-columns-repeated="252"/>
        </table:table-row>
      </table:table>
      <table:table table:name="45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243" table:default-cell-style-name="Default"/>
        <table:table-row table:style-name="ro1">
          <table:table-cell table:number-columns-repeated="11"/>
          <table:table-cell table:style-name="Default"/>
          <table:table-cell table:number-columns-repeated="243"/>
        </table:table-row>
        <table:table-row table:style-name="ro1">
          <table:table-cell office:value-type="string">
            <text:p>&gt;</text:p>
          </table:table-cell>
          <table:table-cell table:style-name="ce3" office:value-type="float" office:value="50">
            <text:p>50</text:p>
          </table:table-cell>
          <table:table-cell table:style-name="ce3" table:formula="oooc:=[.B2]+10" office:value-type="float" office:value="60">
            <text:p>60</text:p>
          </table:table-cell>
          <table:table-cell table:style-name="ce3" table:formula="oooc:=[.C2]+10" office:value-type="float" office:value="70">
            <text:p>70</text:p>
          </table:table-cell>
          <table:table-cell table:style-name="ce3" table:formula="oooc:=[.D2]+10" office:value-type="float" office:value="80">
            <text:p>80</text:p>
          </table:table-cell>
          <table:table-cell table:style-name="ce3" table:formula="oooc:=[.E2]+10" office:value-type="float" office:value="90">
            <text:p>90</text:p>
          </table:table-cell>
          <table:table-cell table:style-name="ce3" table:formula="oooc:=[.F2]+10" office:value-type="float" office:value="100">
            <text:p>100</text:p>
          </table:table-cell>
          <table:table-cell table:style-name="ce3" table:formula="oooc:=[.G2]+10" office:value-type="float" office:value="110">
            <text:p>110</text:p>
          </table:table-cell>
          <table:table-cell table:style-name="ce3" table:formula="oooc:=[.H2]+10" office:value-type="float" office:value="120">
            <text:p>120</text:p>
          </table:table-cell>
          <table:table-cell table:style-name="ce3" table:formula="oooc:=[.I2]+10" office:value-type="float" office:value="130">
            <text:p>130</text:p>
          </table:table-cell>
          <table:table-cell table:style-name="ce3" table:number-columns-repeated="7"/>
          <table:table-cell table:style-name="ce4" office:value-type="float" office:value="0.18768">
            <text:p>0.1877</text:p>
          </table:table-cell>
          <table:table-cell table:style-name="ce4" office:value-type="float" office:value="0.000157797338380596">
            <text:p>0.0002</text:p>
          </table:table-cell>
          <table:table-cell table:style-name="ce4" office:value-type="float" office:value="0.266410912190963">
            <text:p>0.2664</text:p>
          </table:table-cell>
          <table:table-cell table:style-name="ce4" office:value-type="float" office:value="0.000223992710407369">
            <text:p>0.0002</text:p>
          </table:table-cell>
          <table:table-cell table:style-name="ce3" table:number-columns-repeated="234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51">
            <text:p>0.3751</text:p>
          </table:table-cell>
          <table:table-cell table:style-name="ce4" office:value-type="float" office:value="0.6972">
            <text:p>0.6972</text:p>
          </table:table-cell>
          <table:table-cell table:style-name="ce4" office:value-type="float" office:value="0.9835">
            <text:p>0.9835</text:p>
          </table:table-cell>
          <table:table-cell table:style-name="ce4" office:value-type="float" office:value="1.2461">
            <text:p>1.2461</text:p>
          </table:table-cell>
          <table:table-cell table:style-name="ce4" office:value-type="float" office:value="1.4865">
            <text:p>1.4865</text:p>
          </table:table-cell>
          <table:table-cell table:style-name="ce4" office:value-type="float" office:value="1.7147">
            <text:p>1.7147</text:p>
          </table:table-cell>
          <table:table-cell table:style-name="ce4" office:value-type="float" office:value="1.9255">
            <text:p>1.9255</text:p>
          </table:table-cell>
          <table:table-cell table:style-name="ce4" office:value-type="float" office:value="2.124">
            <text:p>2.1240</text:p>
          </table:table-cell>
          <table:table-cell table:style-name="ce4" office:value-type="float" office:value="2.3191">
            <text:p>2.3191</text:p>
          </table:table-cell>
          <table:table-cell/>
          <table:table-cell table:style-name="Default"/>
          <table:table-cell table:number-columns-repeated="5"/>
          <table:table-cell table:style-name="ce4" office:value-type="float" office:value="0.53622">
            <text:p>0.5362</text:p>
          </table:table-cell>
          <table:table-cell table:style-name="ce4" office:value-type="float" office:value="0.000159687194226713">
            <text:p>0.0002</text:p>
          </table:table-cell>
          <table:table-cell table:style-name="ce4" office:value-type="float" office:value="0.31082929255253">
            <text:p>0.3108</text:p>
          </table:table-cell>
          <table:table-cell table:style-name="ce4" office:value-type="float" office:value="0.000308563183692003">
            <text:p>0.0003</text:p>
          </table:table-cell>
          <table:table-cell table:number-columns-repeated="234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53">
            <text:p>0.3753</text:p>
          </table:table-cell>
          <table:table-cell table:style-name="ce4" office:value-type="float" office:value="0.6969">
            <text:p>0.6969</text:p>
          </table:table-cell>
          <table:table-cell table:style-name="ce4" office:value-type="float" office:value="0.9843">
            <text:p>0.9843</text:p>
          </table:table-cell>
          <table:table-cell table:style-name="ce4" office:value-type="float" office:value="1.2455">
            <text:p>1.2455</text:p>
          </table:table-cell>
          <table:table-cell table:style-name="ce4" office:value-type="float" office:value="1.4832">
            <text:p>1.4832</text:p>
          </table:table-cell>
          <table:table-cell table:style-name="ce4" office:value-type="float" office:value="1.7099">
            <text:p>1.7099</text:p>
          </table:table-cell>
          <table:table-cell table:style-name="ce4" office:value-type="float" office:value="1.9275">
            <text:p>1.9275</text:p>
          </table:table-cell>
          <table:table-cell table:style-name="ce4" office:value-type="float" office:value="2.1307">
            <text:p>2.1307</text:p>
          </table:table-cell>
          <table:table-cell table:style-name="ce4" office:value-type="float" office:value="2.3164">
            <text:p>2.3164</text:p>
          </table:table-cell>
          <table:table-cell/>
          <table:table-cell table:style-name="Default"/>
          <table:table-cell table:number-columns-repeated="5"/>
          <table:table-cell table:style-name="ce4" office:value-type="float" office:value="0.84104">
            <text:p>0.8410</text:p>
          </table:table-cell>
          <table:table-cell table:style-name="ce4" office:value-type="float" office:value="0.00025219040425837">
            <text:p>0.0003</text:p>
          </table:table-cell>
          <table:table-cell table:style-name="ce4" office:value-type="float" office:value="0.347318699638788">
            <text:p>0.3473</text:p>
          </table:table-cell>
          <table:table-cell table:style-name="ce4" office:value-type="float" office:value="0.000608436040579421">
            <text:p>0.0006</text:p>
          </table:table-cell>
          <table:table-cell table:number-columns-repeated="234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57">
            <text:p>0.3757</text:p>
          </table:table-cell>
          <table:table-cell table:style-name="ce4" office:value-type="float" office:value="0.6971">
            <text:p>0.6971</text:p>
          </table:table-cell>
          <table:table-cell table:style-name="ce4" office:value-type="float" office:value="0.9855">
            <text:p>0.9855</text:p>
          </table:table-cell>
          <table:table-cell table:style-name="ce4" office:value-type="float" office:value="1.2451">
            <text:p>1.2451</text:p>
          </table:table-cell>
          <table:table-cell table:style-name="ce4" office:value-type="float" office:value="1.4862">
            <text:p>1.4862</text:p>
          </table:table-cell>
          <table:table-cell table:style-name="ce4" office:value-type="float" office:value="1.7102">
            <text:p>1.7102</text:p>
          </table:table-cell>
          <table:table-cell table:style-name="ce4" office:value-type="float" office:value="1.9229">
            <text:p>1.9229</text:p>
          </table:table-cell>
          <table:table-cell table:style-name="ce4" office:value-type="float" office:value="2.1252">
            <text:p>2.1252</text:p>
          </table:table-cell>
          <table:table-cell table:style-name="ce4" office:value-type="float" office:value="2.3145">
            <text:p>2.3145</text:p>
          </table:table-cell>
          <table:table-cell/>
          <table:table-cell table:style-name="Default"/>
          <table:table-cell table:number-columns-repeated="5"/>
          <table:table-cell table:style-name="ce4" office:value-type="float" office:value="1.11503">
            <text:p>1.1150</text:p>
          </table:table-cell>
          <table:table-cell table:style-name="ce4" office:value-type="float" office:value="0.000537959106252512">
            <text:p>0.0005</text:p>
          </table:table-cell>
          <table:table-cell table:style-name="ce4" office:value-type="float" office:value="0.384526647696685">
            <text:p>0.3845</text:p>
          </table:table-cell>
          <table:table-cell table:style-name="ce4" office:value-type="float" office:value="0.00159086069055249">
            <text:p>0.0016</text:p>
          </table:table-cell>
          <table:table-cell table:number-columns-repeated="234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63">
            <text:p>0.3763</text:p>
          </table:table-cell>
          <table:table-cell table:style-name="ce4" office:value-type="float" office:value="0.6971">
            <text:p>0.6971</text:p>
          </table:table-cell>
          <table:table-cell table:style-name="ce4" office:value-type="float" office:value="0.9864">
            <text:p>0.9864</text:p>
          </table:table-cell>
          <table:table-cell table:style-name="ce4" office:value-type="float" office:value="1.2415">
            <text:p>1.2415</text:p>
          </table:table-cell>
          <table:table-cell table:style-name="ce4" office:value-type="float" office:value="1.4833">
            <text:p>1.4833</text:p>
          </table:table-cell>
          <table:table-cell table:style-name="ce4" office:value-type="float" office:value="1.7117">
            <text:p>1.7117</text:p>
          </table:table-cell>
          <table:table-cell table:style-name="ce4" office:value-type="float" office:value="1.9267">
            <text:p>1.9267</text:p>
          </table:table-cell>
          <table:table-cell table:style-name="ce4" office:value-type="float" office:value="2.1257">
            <text:p>2.1257</text:p>
          </table:table-cell>
          <table:table-cell table:style-name="ce4" office:value-type="float" office:value="2.3163">
            <text:p>2.3163</text:p>
          </table:table-cell>
          <table:table-cell/>
          <table:table-cell table:style-name="Default"/>
          <table:table-cell table:number-columns-repeated="5"/>
          <table:table-cell table:style-name="ce4" office:value-type="float" office:value="1.36514">
            <text:p>1.3651</text:p>
          </table:table-cell>
          <table:table-cell table:style-name="ce4" office:value-type="float" office:value="0.000625499800159837">
            <text:p>0.0006</text:p>
          </table:table-cell>
          <table:table-cell table:style-name="ce4" office:value-type="float" office:value="0.4163890739507">
            <text:p>0.4164</text:p>
          </table:table-cell>
          <table:table-cell table:style-name="ce4" office:value-type="float" office:value="0.00216898139254242">
            <text:p>0.0022</text:p>
          </table:table-cell>
          <table:table-cell table:number-columns-repeated="234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44">
            <text:p>0.3744</text:p>
          </table:table-cell>
          <table:table-cell table:style-name="ce4" office:value-type="float" office:value="0.6971">
            <text:p>0.6971</text:p>
          </table:table-cell>
          <table:table-cell table:style-name="ce4" office:value-type="float" office:value="0.9853">
            <text:p>0.9853</text:p>
          </table:table-cell>
          <table:table-cell table:style-name="ce4" office:value-type="float" office:value="1.2471">
            <text:p>1.2471</text:p>
          </table:table-cell>
          <table:table-cell table:style-name="ce4" office:value-type="float" office:value="1.4869">
            <text:p>1.4869</text:p>
          </table:table-cell>
          <table:table-cell table:style-name="ce4" office:value-type="float" office:value="1.7081">
            <text:p>1.7081</text:p>
          </table:table-cell>
          <table:table-cell table:style-name="ce4" office:value-type="float" office:value="1.9278">
            <text:p>1.9278</text:p>
          </table:table-cell>
          <table:table-cell table:style-name="ce4" office:value-type="float" office:value="2.1274">
            <text:p>2.1274</text:p>
          </table:table-cell>
          <table:table-cell table:style-name="ce4" office:value-type="float" office:value="2.3169">
            <text:p>2.3169</text:p>
          </table:table-cell>
          <table:table-cell/>
          <table:table-cell table:style-name="Default"/>
          <table:table-cell table:number-columns-repeated="5"/>
          <table:table-cell table:style-name="ce4" office:value-type="float" office:value="1.59807">
            <text:p>1.5981</text:p>
          </table:table-cell>
          <table:table-cell table:style-name="ce4" office:value-type="float" office:value="0.000685528992822339">
            <text:p>0.0007</text:p>
          </table:table-cell>
          <table:table-cell table:style-name="ce4" office:value-type="float" office:value="0.443066016836509">
            <text:p>0.4431</text:p>
          </table:table-cell>
          <table:table-cell table:style-name="ce4" office:value-type="float" office:value="0.00269148961373164">
            <text:p>0.0027</text:p>
          </table:table-cell>
          <table:table-cell table:number-columns-repeated="234"/>
        </table:table-row>
        <table:table-row table:style-name="ro1">
          <table:table-cell table:number-columns-repeated="11"/>
          <table:table-cell table:style-name="Default"/>
          <table:table-cell table:number-columns-repeated="5"/>
          <table:table-cell table:style-name="ce4" office:value-type="float" office:value="1.8185">
            <text:p>1.8185</text:p>
          </table:table-cell>
          <table:table-cell table:style-name="ce4" office:value-type="float" office:value="0.000709013399027135">
            <text:p>0.0007</text:p>
          </table:table-cell>
          <table:table-cell table:style-name="ce4" office:value-type="float" office:value="0.46477040342071">
            <text:p>0.4648</text:p>
          </table:table-cell>
          <table:table-cell table:style-name="ce4" office:value-type="float" office:value="0.00306310137501619">
            <text:p>0.0031</text:p>
          </table:table-cell>
          <table:table-cell table:number-columns-repeated="234"/>
        </table:table-row>
        <table:table-row table:style-name="ro1">
          <table:table-cell table:style-name="ce1" office:value-type="string">
            <text:p>$\bar{t}$</text:p>
          </table:table-cell>
          <table:table-cell table:style-name="ce4" table:formula="oooc:=AVERAGE([.B3:.B7])" office:value-type="float" office:value="0.37536">
            <text:p>0.3754</text:p>
          </table:table-cell>
          <table:table-cell table:style-name="ce9" table:formula="oooc:=AVERAGE([.C3:.C7])" office:value-type="float" office:value="0.69708">
            <text:p>0.69708</text:p>
          </table:table-cell>
          <table:table-cell table:style-name="ce4" table:formula="oooc:=AVERAGE([.D3:.D7])" office:value-type="float" office:value="0.985">
            <text:p>0.9850</text:p>
          </table:table-cell>
          <table:table-cell table:style-name="ce4" table:formula="oooc:=AVERAGE([.E3:.E7])" office:value-type="float" office:value="1.24506">
            <text:p>1.2451</text:p>
          </table:table-cell>
          <table:table-cell table:style-name="ce4" table:formula="oooc:=AVERAGE([.F3:.F7])" office:value-type="float" office:value="1.48522">
            <text:p>1.4852</text:p>
          </table:table-cell>
          <table:table-cell table:style-name="ce4" table:formula="oooc:=AVERAGE([.G3:.G7])" office:value-type="float" office:value="1.71092">
            <text:p>1.7109</text:p>
          </table:table-cell>
          <table:table-cell table:style-name="ce4" table:formula="oooc:=AVERAGE([.H3:.H7])" office:value-type="float" office:value="1.92608">
            <text:p>1.9261</text:p>
          </table:table-cell>
          <table:table-cell table:style-name="ce4" table:formula="oooc:=AVERAGE([.I3:.I7])" office:value-type="float" office:value="2.1266">
            <text:p>2.1266</text:p>
          </table:table-cell>
          <table:table-cell table:style-name="ce4" table:formula="oooc:=AVERAGE([.J3:.J7])" office:value-type="float" office:value="2.31664">
            <text:p>2.3166</text:p>
          </table:table-cell>
          <table:table-cell/>
          <table:table-cell table:style-name="ce1" office:value-type="string">
            <text:p>$\bar{t}$</text:p>
          </table:table-cell>
          <table:table-cell table:style-name="ce4" table:number-columns-repeated="5"/>
          <table:table-cell table:style-name="ce4" office:value-type="float" office:value="2.02634">
            <text:p>2.0263</text:p>
          </table:table-cell>
          <table:table-cell table:style-name="ce4" office:value-type="float" office:value="0.000731334396839088">
            <text:p>0.0007</text:p>
          </table:table-cell>
          <table:table-cell table:style-name="ce4" office:value-type="float" office:value="0.498703371234789">
            <text:p>0.4987</text:p>
          </table:table-cell>
          <table:table-cell table:style-name="ce4" office:value-type="float" office:value="0.00363773121281751">
            <text:p>0.0036</text:p>
          </table:table-cell>
          <table:table-cell table:style-name="ce4" table:number-columns-repeated="234"/>
        </table:table-row>
        <table:table-row table:style-name="ro1">
          <table:table-cell table:style-name="ce2" office:value-type="string">
            <text:p>$s$</text:p>
          </table:table-cell>
          <table:table-cell table:style-name="ce4" table:formula="oooc:=(2/SQRT(5))*[.B11]" office:value-type="float" office:value="0.000631189353522383">
            <text:p>0.0006</text:p>
          </table:table-cell>
          <table:table-cell table:style-name="ce9" table:formula="oooc:=(2/SQRT(5))*[.C11]" office:value-type="float" office:value="0.0000979795897113163">
            <text:p>0.00010</text:p>
          </table:table-cell>
          <table:table-cell table:style-name="ce4" table:formula="oooc:=(2/SQRT(5))*[.D11]" office:value-type="float" office:value="0.00100399203184089">
            <text:p>0.0010</text:p>
          </table:table-cell>
          <table:table-cell table:style-name="ce4" table:formula="oooc:=(2/SQRT(5))*[.E11]" office:value-type="float" office:value="0.00190326036053926">
            <text:p>0.0019</text:p>
          </table:table-cell>
          <table:table-cell table:style-name="ce4" table:formula="oooc:=(2/SQRT(5))*[.F11]" office:value-type="float" office:value="0.00162406896405292">
            <text:p>0.0016</text:p>
          </table:table-cell>
          <table:table-cell table:style-name="ce4" table:formula="oooc:=(2/SQRT(5))*[.G11]" office:value-type="float" office:value="0.00220943431674269">
            <text:p>0.0022</text:p>
          </table:table-cell>
          <table:table-cell table:style-name="ce4" table:formula="oooc:=(2/SQRT(5))*[.H11]" office:value-type="float" office:value="0.00177808886167141">
            <text:p>0.0018</text:p>
          </table:table-cell>
          <table:table-cell table:style-name="ce4" table:formula="oooc:=(2/SQRT(5))*[.I11]" office:value-type="float" office:value="0.00232292918531753">
            <text:p>0.0023</text:p>
          </table:table-cell>
          <table:table-cell table:style-name="ce4" table:formula="oooc:=(2/SQRT(5))*[.J11]" office:value-type="float" office:value="0.00147458468729332">
            <text:p>0.0015</text:p>
          </table:table-cell>
          <table:table-cell/>
          <table:table-cell office:value-type="string">
            <text:p>$s$</text:p>
          </table:table-cell>
          <table:table-cell table:style-name="ce4" table:number-columns-repeated="5"/>
          <table:table-cell table:style-name="ce4" office:value-type="float" office:value="2.22162">
            <text:p>2.2216</text:p>
          </table:table-cell>
          <table:table-cell table:style-name="ce4" office:value-type="float" office:value="0.000687858997178923">
            <text:p>0.0007</text:p>
          </table:table-cell>
          <table:table-cell table:style-name="ce4" office:value-type="float" office:value="0.526205009471691">
            <text:p>0.5262</text:p>
          </table:table-cell>
          <table:table-cell table:style-name="ce4" office:value-type="float" office:value="0.00380924913003519">
            <text:p>0.0038</text:p>
          </table:table-cell>
          <table:table-cell table:style-name="ce4" table:number-columns-repeated="234"/>
        </table:table-row>
        <table:table-row table:style-name="ro1">
          <table:table-cell table:style-name="ce1" office:value-type="string">
            <text:p>$\sigma$</text:p>
          </table:table-cell>
          <table:table-cell table:style-name="ce4" table:formula="oooc:=STDEV([.B3:.B7])" office:value-type="float" office:value="0.000705691150575098">
            <text:p>0.0007</text:p>
          </table:table-cell>
          <table:table-cell table:style-name="ce9" table:formula="oooc:=STDEV([.C3:.C7])" office:value-type="float" office:value="0.000109544511501021">
            <text:p>0.00011</text:p>
          </table:table-cell>
          <table:table-cell table:style-name="ce4" table:formula="oooc:=STDEV([.D3:.D7])" office:value-type="float" office:value="0.00112249721603218">
            <text:p>0.0011</text:p>
          </table:table-cell>
          <table:table-cell table:style-name="ce4" table:formula="oooc:=STDEV([.E3:.E7])" office:value-type="float" office:value="0.00212790977252327">
            <text:p>0.0021</text:p>
          </table:table-cell>
          <table:table-cell table:style-name="ce4" table:formula="oooc:=STDEV([.F3:.F7])" office:value-type="float" office:value="0.00181576430188499">
            <text:p>0.0018</text:p>
          </table:table-cell>
          <table:table-cell table:style-name="ce4" table:formula="oooc:=STDEV([.G3:.G7])" office:value-type="float" office:value="0.00247022266202873">
            <text:p>0.0025</text:p>
          </table:table-cell>
          <table:table-cell table:style-name="ce4" table:formula="oooc:=STDEV([.H3:.H7])" office:value-type="float" office:value="0.00198796378236624">
            <text:p>0.0020</text:p>
          </table:table-cell>
          <table:table-cell table:style-name="ce4" table:formula="oooc:=STDEV([.I3:.I7])" office:value-type="float" office:value="0.0025971137826441">
            <text:p>0.0026</text:p>
          </table:table-cell>
          <table:table-cell table:style-name="ce4" table:formula="oooc:=STDEV([.J3:.J7])" office:value-type="float" office:value="0.00164863579968407">
            <text:p>0.0016</text:p>
          </table:table-cell>
          <table:table-cell/>
          <table:table-cell table:style-name="ce1" office:value-type="string">
            <text:p>$\sigma$</text:p>
          </table:table-cell>
          <table:table-cell table:style-name="ce4" table:number-columns-repeated="243"/>
        </table:table-row>
        <table:table-row table:style-name="ro1">
          <table:table-cell table:style-name="ce1" office:value-type="string">
            <text:p>$\sigma_{\bar{t}}$</text:p>
          </table:table-cell>
          <table:table-cell table:style-name="ce4" table:formula="oooc:=[.B11]/SQRT(5)" office:value-type="float" office:value="0.000315594676761192">
            <text:p>0.0003</text:p>
          </table:table-cell>
          <table:table-cell table:style-name="ce9" table:formula="oooc:=[.C11]/SQRT(5)" office:value-type="float" office:value="0.0000489897948556582">
            <text:p>0.00005</text:p>
          </table:table-cell>
          <table:table-cell table:style-name="ce4" table:formula="oooc:=[.D11]/SQRT(5)" office:value-type="float" office:value="0.000501996015920446">
            <text:p>0.0005</text:p>
          </table:table-cell>
          <table:table-cell table:style-name="ce4" table:formula="oooc:=[.E11]/SQRT(5)" office:value-type="float" office:value="0.000951630180269628">
            <text:p>0.0010</text:p>
          </table:table-cell>
          <table:table-cell table:style-name="ce4" table:formula="oooc:=[.F11]/SQRT(5)" office:value-type="float" office:value="0.000812034482026459">
            <text:p>0.0008</text:p>
          </table:table-cell>
          <table:table-cell table:style-name="ce4" table:formula="oooc:=[.G11]/SQRT(5)" office:value-type="float" office:value="0.00110471715837135">
            <text:p>0.0011</text:p>
          </table:table-cell>
          <table:table-cell table:style-name="ce4" table:formula="oooc:=[.H11]/SQRT(5)" office:value-type="float" office:value="0.000889044430835703">
            <text:p>0.0009</text:p>
          </table:table-cell>
          <table:table-cell table:style-name="ce4" table:formula="oooc:=[.I11]/SQRT(5)" office:value-type="float" office:value="0.00116146459265877">
            <text:p>0.0012</text:p>
          </table:table-cell>
          <table:table-cell table:style-name="ce4" table:formula="oooc:=[.J11]/SQRT(5)" office:value-type="float" office:value="0.00073729234364666">
            <text:p>0.0007</text:p>
          </table:table-cell>
          <table:table-cell/>
          <table:table-cell table:style-name="ce1" office:value-type="string">
            <text:p>$\sigma_{\bar{t}}$</text:p>
          </table:table-cell>
          <table:table-cell table:style-name="ce4" table:number-columns-repeated="243"/>
        </table:table-row>
        <table:table-row table:style-name="ro1">
          <table:table-cell table:style-name="ce1"/>
          <table:table-cell table:number-columns-repeated="10"/>
          <table:table-cell table:style-name="ce1"/>
          <table:table-cell table:style-name="ce4" table:number-columns-repeated="243"/>
        </table:table-row>
        <table:table-row table:style-name="ro1">
          <table:table-cell table:style-name="ce2" office:value-type="string">
            <text:p>$t_{\text{diff}}$</text:p>
          </table:table-cell>
          <table:table-cell table:style-name="ce4" table:formula="oooc:=[.B9]" office:value-type="float" office:value="0.37536">
            <text:p>0.3754</text:p>
          </table:table-cell>
          <table:table-cell table:style-name="ce4" table:formula="oooc:=[.C9]-[.B9]" office:value-type="float" office:value="0.32172">
            <text:p>0.3217</text:p>
          </table:table-cell>
          <table:table-cell table:style-name="ce4" table:formula="oooc:=[.D9]-[.C9]" office:value-type="float" office:value="0.28792">
            <text:p>0.2879</text:p>
          </table:table-cell>
          <table:table-cell table:style-name="ce4" table:formula="oooc:=[.E9]-[.D9]" office:value-type="float" office:value="0.26006">
            <text:p>0.2601</text:p>
          </table:table-cell>
          <table:table-cell table:style-name="ce4" table:formula="oooc:=[.F9]-[.E9]" office:value-type="float" office:value="0.24016">
            <text:p>0.2402</text:p>
          </table:table-cell>
          <table:table-cell table:style-name="ce4" table:formula="oooc:=[.G9]-[.F9]" office:value-type="float" office:value="0.2257">
            <text:p>0.2257</text:p>
          </table:table-cell>
          <table:table-cell table:style-name="ce4" table:formula="oooc:=[.H9]-[.G9]" office:value-type="float" office:value="0.21516">
            <text:p>0.2152</text:p>
          </table:table-cell>
          <table:table-cell table:style-name="ce4" table:formula="oooc:=[.I9]-[.H9]" office:value-type="float" office:value="0.20052">
            <text:p>0.2005</text:p>
          </table:table-cell>
          <table:table-cell table:style-name="ce4" table:formula="oooc:=[.J9]-[.I9]" office:value-type="float" office:value="0.19004">
            <text:p>0.1900</text:p>
          </table:table-cell>
          <table:table-cell/>
          <table:table-cell office:value-type="string">
            <text:p>$t_{diff}$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$\sigma_{t_{\text{diff}}}$</text:p>
          </table:table-cell>
          <table:table-cell table:style-name="ce4" table:formula="oooc:=[.B12]" office:value-type="float" office:value="0.000315594676761192">
            <text:p>0.0003</text:p>
          </table:table-cell>
          <table:table-cell table:style-name="ce4" table:formula="oooc:=SQRT([.B12]^2 + [.C12]^2)" office:value-type="float" office:value="0.000319374388453427">
            <text:p>0.0003</text:p>
          </table:table-cell>
          <table:table-cell table:style-name="ce4" table:formula="oooc:=SQRT([.C12]^2 + [.D12]^2)" office:value-type="float" office:value="0.00050438080851674">
            <text:p>0.0005</text:p>
          </table:table-cell>
          <table:table-cell table:style-name="ce4" table:formula="oooc:=SQRT([.D12]^2 + [.E12]^2)" office:value-type="float" office:value="0.00107591821250502">
            <text:p>0.0011</text:p>
          </table:table-cell>
          <table:table-cell table:style-name="ce4" table:formula="oooc:=SQRT([.E12]^2 + [.F12]^2)" office:value-type="float" office:value="0.00125099960031967">
            <text:p>0.0013</text:p>
          </table:table-cell>
          <table:table-cell table:style-name="ce4" table:formula="oooc:=SQRT([.F12]^2 + [.G12]^2)" office:value-type="float" office:value="0.00137105798564468">
            <text:p>0.0014</text:p>
          </table:table-cell>
          <table:table-cell table:style-name="ce4" table:formula="oooc:=SQRT([.G12]^2 + [.H12]^2)" office:value-type="float" office:value="0.00141802679805427">
            <text:p>0.0014</text:p>
          </table:table-cell>
          <table:table-cell table:style-name="ce4" table:formula="oooc:=SQRT([.H12]^2 + [.I12]^2)" office:value-type="float" office:value="0.00146266879367818">
            <text:p>0.0015</text:p>
          </table:table-cell>
          <table:table-cell table:style-name="ce4" table:formula="oooc:=SQRT([.I12]^2 + [.J12]^2)" office:value-type="float" office:value="0.00137571799435785">
            <text:p>0.0014</text:p>
          </table:table-cell>
          <table:table-cell/>
          <table:table-cell office:value-type="string">
            <text:p>$\sigma_{t_{diff}}$</text:p>
          </table:table-cell>
          <table:table-cell table:number-columns-repeated="243"/>
        </table:table-row>
        <table:table-row table:style-name="ro1"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tempi intermedi</text:p>
          </table:table-cell>
          <table:table-cell table:style-name="ce4" table:formula="oooc:=[.B14]/2" office:value-type="float" office:value="0.18768">
            <text:p>0.1877</text:p>
          </table:table-cell>
          <table:table-cell table:style-name="ce4" table:formula="oooc:=[.B9]+[.C14]/2" office:value-type="float" office:value="0.53622">
            <text:p>0.5362</text:p>
          </table:table-cell>
          <table:table-cell table:style-name="ce4" table:formula="oooc:=[.C9]+[.D14]/2" office:value-type="float" office:value="0.84104">
            <text:p>0.8410</text:p>
          </table:table-cell>
          <table:table-cell table:style-name="ce4" table:formula="oooc:=[.D9]+[.E14]/2" office:value-type="float" office:value="1.11503">
            <text:p>1.1150</text:p>
          </table:table-cell>
          <table:table-cell table:style-name="ce4" table:formula="oooc:=[.E9]+[.F14]/2" office:value-type="float" office:value="1.36514">
            <text:p>1.3651</text:p>
          </table:table-cell>
          <table:table-cell table:style-name="ce4" table:formula="oooc:=[.F9]+[.G14]/2" office:value-type="float" office:value="1.59807">
            <text:p>1.5981</text:p>
          </table:table-cell>
          <table:table-cell table:style-name="ce4" table:formula="oooc:=[.G9]+[.H14]/2" office:value-type="float" office:value="1.8185">
            <text:p>1.8185</text:p>
          </table:table-cell>
          <table:table-cell table:style-name="ce4" table:formula="oooc:=[.H9]+[.I14]/2" office:value-type="float" office:value="2.02634">
            <text:p>2.0263</text:p>
          </table:table-cell>
          <table:table-cell table:style-name="ce4" table:formula="oooc:=[.I9]+[.J14]/2" office:value-type="float" office:value="2.22162">
            <text:p>2.2216</text:p>
          </table:table-cell>
          <table:table-cell/>
          <table:table-cell office:value-type="string">
            <text:p>tempi intermedi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sigma t intermedi</text:p>
          </table:table-cell>
          <table:table-cell table:style-name="ce4" table:formula="oooc:=[.B12]/2" office:value-type="float" office:value="0.000157797338380596">
            <text:p>0.0002</text:p>
          </table:table-cell>
          <table:table-cell table:style-name="ce4" table:formula="oooc:=SQRT([.B12]^2/4 + [.C12]^2/4)" office:value-type="float" office:value="0.000159687194226713">
            <text:p>0.0002</text:p>
          </table:table-cell>
          <table:table-cell table:style-name="ce4" table:formula="oooc:=SQRT([.C12]^2/4 + [.D12]^2/4)" office:value-type="float" office:value="0.00025219040425837">
            <text:p>0.0003</text:p>
          </table:table-cell>
          <table:table-cell table:style-name="ce4" table:formula="oooc:=SQRT([.D12]^2/4 + [.E12]^2/4)" office:value-type="float" office:value="0.000537959106252512">
            <text:p>0.0005</text:p>
          </table:table-cell>
          <table:table-cell table:style-name="ce4" table:formula="oooc:=SQRT([.E12]^2/4 + [.F12]^2/4)" office:value-type="float" office:value="0.000625499800159837">
            <text:p>0.0006</text:p>
          </table:table-cell>
          <table:table-cell table:style-name="ce4" table:formula="oooc:=SQRT([.F12]^2/4 + [.G12]^2/4)" office:value-type="float" office:value="0.000685528992822339">
            <text:p>0.0007</text:p>
          </table:table-cell>
          <table:table-cell table:style-name="ce4" table:formula="oooc:=SQRT([.G12]^2/4 + [.H12]^2/4)" office:value-type="float" office:value="0.000709013399027135">
            <text:p>0.0007</text:p>
          </table:table-cell>
          <table:table-cell table:style-name="ce4" table:formula="oooc:=SQRT([.H12]^2/4 + [.I12]^2/4)" office:value-type="float" office:value="0.000731334396839088">
            <text:p>0.0007</text:p>
          </table:table-cell>
          <table:table-cell table:style-name="ce4" table:formula="oooc:=SQRT([.I12]^2/4 + [.J12]^2/4)" office:value-type="float" office:value="0.000687858997178923">
            <text:p>0.0007</text:p>
          </table:table-cell>
          <table:table-cell/>
          <table:table-cell office:value-type="string">
            <text:p>sigma t intermedi</text:p>
          </table:table-cell>
          <table:table-cell table:number-columns-repeated="243"/>
        </table:table-row>
        <table:table-row table:style-name="ro1">
          <table:table-cell table:style-name="ce2"/>
          <table:table-cell table:number-columns-repeated="254"/>
        </table:table-row>
        <table:table-row table:style-name="ro1">
          <table:table-cell table:style-name="ce2" office:value-type="string">
            <text:p>$\bar{v}$</text:p>
          </table:table-cell>
          <table:table-cell table:style-name="ce4" table:formula="oooc:=0.1/[.B14]" office:value-type="float" office:value="0.266410912190963">
            <text:p>0.2664</text:p>
          </table:table-cell>
          <table:table-cell table:style-name="ce4" table:formula="oooc:=0.1/[.C14]" office:value-type="float" office:value="0.31082929255253">
            <text:p>0.3108</text:p>
          </table:table-cell>
          <table:table-cell table:style-name="ce4" table:formula="oooc:=0.1/[.D14]" office:value-type="float" office:value="0.347318699638788">
            <text:p>0.3473</text:p>
          </table:table-cell>
          <table:table-cell table:style-name="ce4" table:formula="oooc:=0.1/[.E14]" office:value-type="float" office:value="0.384526647696685">
            <text:p>0.3845</text:p>
          </table:table-cell>
          <table:table-cell table:style-name="ce4" table:formula="oooc:=0.1/[.F14]" office:value-type="float" office:value="0.4163890739507">
            <text:p>0.4164</text:p>
          </table:table-cell>
          <table:table-cell table:style-name="ce4" table:formula="oooc:=0.1/[.G14]" office:value-type="float" office:value="0.443066016836509">
            <text:p>0.4431</text:p>
          </table:table-cell>
          <table:table-cell table:style-name="ce4" table:formula="oooc:=0.1/[.H14]" office:value-type="float" office:value="0.46477040342071">
            <text:p>0.4648</text:p>
          </table:table-cell>
          <table:table-cell table:style-name="ce4" table:formula="oooc:=0.1/[.I14]" office:value-type="float" office:value="0.498703371234789">
            <text:p>0.4987</text:p>
          </table:table-cell>
          <table:table-cell table:style-name="ce4" table:formula="oooc:=0.1/[.J14]" office:value-type="float" office:value="0.526205009471691">
            <text:p>0.5262</text:p>
          </table:table-cell>
          <table:table-cell/>
          <table:table-cell office:value-type="string">
            <text:p>$\bar{v}$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$\sigma_{\bar{v}}$</text:p>
          </table:table-cell>
          <table:table-cell table:style-name="ce4" table:formula="oooc:=SQRT((0.1*[.B15]/([.B14]^2))^2+(8*10^(-8)/[.B14])^2)" office:value-type="float" office:value="0.000223992710407369">
            <text:p>0.0002</text:p>
          </table:table-cell>
          <table:table-cell table:style-name="ce4" table:formula="oooc:=SQRT((0.1*[.C15]/([.C14]^2))^2+(8*10^(-8)/[.C14])^2)" office:value-type="float" office:value="0.000308563183692003">
            <text:p>0.0003</text:p>
          </table:table-cell>
          <table:table-cell table:style-name="ce4" table:formula="oooc:=SQRT((0.1*[.D15]/([.D14]^2))^2+(8*10^(-8)/[.D14])^2)" office:value-type="float" office:value="0.000608436040579421">
            <text:p>0.0006</text:p>
          </table:table-cell>
          <table:table-cell table:style-name="ce4" table:formula="oooc:=SQRT((0.1*[.E15]/([.E14]^2))^2+(8*10^(-8)/[.E14])^2)" office:value-type="float" office:value="0.00159086069055249">
            <text:p>0.0016</text:p>
          </table:table-cell>
          <table:table-cell table:style-name="ce4" table:formula="oooc:=SQRT((0.1*[.F15]/([.F14]^2))^2+(8*10^(-8)/[.F14])^2)" office:value-type="float" office:value="0.00216898139254242">
            <text:p>0.0022</text:p>
          </table:table-cell>
          <table:table-cell table:style-name="ce4" table:formula="oooc:=SQRT((0.1*[.G15]/([.G14]^2))^2+(8*10^(-8)/[.G14])^2)" office:value-type="float" office:value="0.00269148961373164">
            <text:p>0.0027</text:p>
          </table:table-cell>
          <table:table-cell table:style-name="ce4" table:formula="oooc:=SQRT((0.1*[.H15]/([.H14]^2))^2+(8*10^(-8)/[.H14])^2)" office:value-type="float" office:value="0.00306310137501619">
            <text:p>0.0031</text:p>
          </table:table-cell>
          <table:table-cell table:style-name="ce4" table:formula="oooc:=SQRT((0.1*[.I15]/([.I14]^2))^2+(8*10^(-8)/[.I14])^2)" office:value-type="float" office:value="0.00363773121281751">
            <text:p>0.0036</text:p>
          </table:table-cell>
          <table:table-cell table:style-name="ce4" table:formula="oooc:=SQRT((0.1*[.J15]/([.J14]^2))^2+(8*10^(-8)/[.J14])^2)" office:value-type="float" office:value="0.00380924913003519">
            <text:p>0.0038</text:p>
          </table:table-cell>
          <table:table-cell/>
          <table:table-cell table:style-name="ce1" office:value-type="string">
            <text:p>$\sigma_{\bar{v}}$</text:p>
          </table:table-cell>
          <table:table-cell table:number-columns-repeated="243"/>
        </table:table-row>
        <table:table-row table:style-name="ro1">
          <table:table-cell table:number-columns-repeated="7"/>
          <table:table-cell table:style-name="ce2" office:value-type="string">
            <text:p>y=ax+b</text:p>
          </table:table-cell>
          <table:table-cell table:number-columns-repeated="247"/>
        </table:table-row>
        <table:table-row table:style-name="ro1">
          <table:table-cell table:number-columns-repeated="6"/>
          <table:table-cell table:style-name="ce6" office:value-type="float" office:value="0.125972">
            <text:p>0.126</text:p>
          </table:table-cell>
          <table:table-cell table:style-name="ce2" office:value-type="string">
            <text:p>a</text:p>
          </table:table-cell>
          <table:table-cell/>
          <table:table-cell table:style-name="ce5" table:formula="oooc:=PI()/240" office:value-type="float" office:value="0.0130899693899575">
            <text:p>1.31E-002</text:p>
          </table:table-cell>
          <table:table-cell/>
          <table:table-cell office:value-type="string">
            <text:p>angolo (rad)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7" table:formula="oooc:=[.G23]/[.J25]" office:value-type="float" office:value="9.6238267495274">
            <text:p>9.62</text:p>
          </table:table-cell>
          <table:table-cell table:style-name="ce2" office:value-type="string">
            <text:p>g</text:p>
          </table:table-cell>
          <table:table-cell/>
          <table:table-cell table:style-name="ce6" office:value-type="float" office:value="0.001623">
            <text:p>0.002</text:p>
          </table:table-cell>
          <table:table-cell table:style-name="ce2" office:value-type="string">
            <text:p>sigma a</text:p>
          </table:table-cell>
          <table:table-cell/>
          <table:table-cell table:style-name="ce5" table:formula="oooc:=PI()/240/18/3/12" office:value-type="float" office:value="0.0000202005700462307">
            <text:p>2.02E-005</text:p>
          </table:table-cell>
          <table:table-cell/>
          <table:table-cell office:value-type="string">
            <text:p>sigma angolo (rad)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7" table:formula="oooc:=SQRT(([.G23]/([.J23]^2)*[.J24])^2+([.G24]/[.J23])^2)" office:value-type="float" office:value="0.124874327583362">
            <text:p>0.12</text:p>
          </table:table-cell>
          <table:table-cell table:style-name="ce2" office:value-type="string">
            <text:p>sigma g</text:p>
          </table:table-cell>
          <table:table-cell/>
          <table:table-cell table:style-name="ce6" office:value-type="float" office:value="0.24257">
            <text:p>0.243</text:p>
          </table:table-cell>
          <table:table-cell table:style-name="ce2" office:value-type="string">
            <text:p>b</text:p>
          </table:table-cell>
          <table:table-cell/>
          <table:table-cell table:style-name="ce5" table:formula="oooc:=SIN([.J23])" office:value-type="float" office:value="0.0130895955713444">
            <text:p>1.31E-002</text:p>
          </table:table-cell>
          <table:table-cell/>
          <table:table-cell office:value-type="string">
            <text:p>seno</text:p>
          </table:table-cell>
          <table:table-cell table:number-columns-repeated="243"/>
        </table:table-row>
        <table:table-row table:style-name="ro1">
          <table:table-cell table:number-columns-repeated="6"/>
          <table:table-cell table:style-name="ce6" office:value-type="float" office:value="0.00236">
            <text:p>0.002</text:p>
          </table:table-cell>
          <table:table-cell table:style-name="ce2" office:value-type="string">
            <text:p>sigma b</text:p>
          </table:table-cell>
          <table:table-cell/>
          <table:table-cell table:style-name="ce5" table:formula="oooc:=COS([.J23])" office:value-type="float" office:value="0.999914327574007">
            <text:p>1.00E+000</text:p>
          </table:table-cell>
          <table:table-cell/>
          <table:table-cell office:value-type="string">
            <text:p>coseno</text:p>
          </table:table-cell>
          <table:table-cell table:number-columns-repeated="243"/>
        </table:table-row>
        <table:table-row table:style-name="ro1">
          <table:table-cell table:number-columns-repeated="9"/>
          <table:table-cell table:style-name="ce8" table:formula="oooc:=9.806*[.J25]" office:value-type="float" office:value="0.128356574172604">
            <text:p>0.1283566</text:p>
          </table:table-cell>
          <table:table-cell/>
          <table:table-cell office:value-type="string">
            <text:p>g*seno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6" office:value-type="float" office:value="9.806">
            <text:p>9.806</text:p>
          </table:table-cell>
          <table:table-cell table:style-name="ce8" table:formula="oooc:=[.D28]*[.J25]" office:value-type="float" office:value="0.128356574172604">
            <text:p>0.1283566</text:p>
          </table:table-cell>
          <table:table-cell table:number-columns-repeated="4"/>
          <table:table-cell office:value-type="string">
            <text:p>err b</text:p>
          </table:table-cell>
          <table:table-cell table:number-columns-repeated="245"/>
        </table:table-row>
        <table:table-row table:style-name="ro1">
          <table:table-cell table:number-columns-repeated="7"/>
          <table:table-cell office:value-type="string">
            <text:p>b</text:p>
          </table:table-cell>
          <table:table-cell table:style-name="ce5" office:value-type="float" office:value="0.00898">
            <text:p>8.98E-003</text:p>
          </table:table-cell>
          <table:table-cell table:style-name="ce5" table:formula="oooc:=1.28*10^(-4)" office:value-type="float" office:value="0.000128">
            <text:p>1.28E-004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ce6" table:formula="oooc:=[.D24]+[.K30]" office:value-type="float" office:value="9.89571028243473">
            <text:p>9.896</text:p>
          </table:table-cell>
          <table:table-cell table:number-columns-repeated="3"/>
          <table:table-cell office:value-type="string">
            <text:p>v comp</text:p>
          </table:table-cell>
          <table:table-cell table:formula="oooc:=([.B20]+[.J20])/2" office:value-type="float" office:value="0.396307960831327">
            <text:p>0.4</text:p>
          </table:table-cell>
          <table:table-cell/>
          <table:table-cell table:formula="oooc:=[.I29]*[.I30]/[.J25]" office:value-type="float" office:value="0.271883532907334">
            <text:p>0.27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comp</text:p>
          </table:table-cell>
          <table:table-cell table:style-name="ce6" table:formula="oooc:=ABS(([.D28]-[.D30])/[.C37])" office:value-type="float" office:value="0.557988374701449">
            <text:p>0.558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rrore v complessiva:</text:p>
          </table:table-cell>
          <table:table-cell table:number-columns-repeated="253"/>
        </table:table-row>
        <table:table-row table:style-name="ro1">
          <table:table-cell/>
          <table:table-cell table:style-name="ce5" table:formula="oooc:=((1+[.B20])*[.J21])^2+((1+[.J20])*[.B21])^2" office:value-type="float" office:value="0.0000233885638155004">
            <text:p>2.34E-005</text:p>
          </table:table-cell>
          <table:table-cell table:style-name="ce5" table:formula="oooc:=SQRT([.B34])/2" office:value-type="float" office:value="0.00241808621721292">
            <text:p>2.42E-003</text:p>
          </table:table-cell>
          <table:table-cell table:number-columns-repeated="252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errore su g:</text:p>
          </table:table-cell>
          <table:table-cell table:number-columns-repeated="253"/>
        </table:table-row>
        <table:table-row table:style-name="ro1">
          <table:table-cell/>
          <table:table-cell table:formula="oooc:=((1+[.I29]*[.I30]/[.J23])*[.D25])^2+(([.D24]+[.I29]*[.I30]/[.J23])*[.J29])^2+(([.D24]+[.I29]/[.J23])*[.C34])^2+(([.D24]-[.I29]*[.I30]/([.J23])^2)*[.J24])^2" office:value-type="float" office:value="0.0258484286051922">
            <text:p>0.03</text:p>
          </table:table-cell>
          <table:table-cell table:style-name="ce6" table:formula="oooc:=SQRT([.B37])" office:value-type="float" office:value="0.160774465028475">
            <text:p>0.161</text:p>
          </table:table-cell>
          <table:table-cell table:number-columns-repeated="252"/>
        </table:table-row>
      </table:table>
      <table:table table:name="45 carico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244" table:default-cell-style-name="Default"/>
        <table:table-row table:style-name="ro1">
          <table:table-cell table:number-columns-repeated="256"/>
        </table:table-row>
        <table:table-row table:style-name="ro1">
          <table:table-cell office:value-type="string">
            <text:p>q</text:p>
          </table:table-cell>
          <table:table-cell table:style-name="ce3" office:value-type="float" office:value="50">
            <text:p>50</text:p>
          </table:table-cell>
          <table:table-cell table:style-name="ce3" table:formula="oooc:=[.B2]+10" office:value-type="float" office:value="60">
            <text:p>60</text:p>
          </table:table-cell>
          <table:table-cell table:style-name="ce3" table:formula="oooc:=[.C2]+10" office:value-type="float" office:value="70">
            <text:p>70</text:p>
          </table:table-cell>
          <table:table-cell table:style-name="ce3" table:formula="oooc:=[.D2]+10" office:value-type="float" office:value="80">
            <text:p>80</text:p>
          </table:table-cell>
          <table:table-cell table:style-name="ce3" table:formula="oooc:=[.E2]+10" office:value-type="float" office:value="90">
            <text:p>90</text:p>
          </table:table-cell>
          <table:table-cell table:style-name="ce3" table:formula="oooc:=[.F2]+10" office:value-type="float" office:value="100">
            <text:p>100</text:p>
          </table:table-cell>
          <table:table-cell table:style-name="ce3" table:formula="oooc:=[.G2]+10" office:value-type="float" office:value="110">
            <text:p>110</text:p>
          </table:table-cell>
          <table:table-cell table:style-name="ce3" table:formula="oooc:=[.H2]+10" office:value-type="float" office:value="120">
            <text:p>120</text:p>
          </table:table-cell>
          <table:table-cell table:style-name="ce3" table:formula="oooc:=[.I2]+10" office:value-type="float" office:value="130">
            <text:p>130</text:p>
          </table:table-cell>
          <table:table-cell table:style-name="ce3" table:number-columns-repeated="4"/>
          <table:table-cell table:style-name="ce4" office:value-type="float" office:value="0.18758">
            <text:p>0.1876</text:p>
          </table:table-cell>
          <table:table-cell table:style-name="ce4" office:value-type="float" office:value="0.26655293741337">
            <text:p>0.2666</text:p>
          </table:table-cell>
          <table:table-cell table:style-name="ce4" office:value-type="float" office:value="0.0000994987437106605">
            <text:p>0.0001</text:p>
          </table:table-cell>
          <table:table-cell table:style-name="ce4" office:value-type="float" office:value="0.000141388807809993">
            <text:p>0.0001</text:p>
          </table:table-cell>
          <table:table-cell/>
          <table:table-cell table:style-name="ce3" table:number-columns-repeated="237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55">
            <text:p>0.3755</text:p>
          </table:table-cell>
          <table:table-cell table:style-name="ce4" office:value-type="float" office:value="0.6957">
            <text:p>0.6957</text:p>
          </table:table-cell>
          <table:table-cell table:style-name="ce4" office:value-type="float" office:value="0.9843">
            <text:p>0.9843</text:p>
          </table:table-cell>
          <table:table-cell table:style-name="ce4" office:value-type="float" office:value="1.2425">
            <text:p>1.2425</text:p>
          </table:table-cell>
          <table:table-cell table:style-name="ce4" office:value-type="float" office:value="1.4837">
            <text:p>1.4837</text:p>
          </table:table-cell>
          <table:table-cell table:style-name="ce4" office:value-type="float" office:value="1.7025">
            <text:p>1.7025</text:p>
          </table:table-cell>
          <table:table-cell table:style-name="ce4" office:value-type="float" office:value="1.9183">
            <text:p>1.9183</text:p>
          </table:table-cell>
          <table:table-cell table:style-name="ce4" office:value-type="float" office:value="2.1163">
            <text:p>2.1163</text:p>
          </table:table-cell>
          <table:table-cell table:style-name="ce4" office:value-type="float" office:value="2.3195">
            <text:p>2.3195</text:p>
          </table:table-cell>
          <table:table-cell table:number-columns-repeated="4"/>
          <table:table-cell table:style-name="ce4" office:value-type="float" office:value="0.53557">
            <text:p>0.5356</text:p>
          </table:table-cell>
          <table:table-cell table:style-name="ce4" office:value-type="float" office:value="0.311701265507138">
            <text:p>0.3117</text:p>
          </table:table-cell>
          <table:table-cell table:style-name="ce4" office:value-type="float" office:value="0.000136014705087354">
            <text:p>0.0001</text:p>
          </table:table-cell>
          <table:table-cell table:style-name="ce4" office:value-type="float" office:value="0.00026429757853643">
            <text:p>0.0003</text:p>
          </table:table-cell>
          <table:table-cell table:number-columns-repeated="238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49">
            <text:p>0.3749</text:p>
          </table:table-cell>
          <table:table-cell table:style-name="ce4" office:value-type="float" office:value="0.6955">
            <text:p>0.6955</text:p>
          </table:table-cell>
          <table:table-cell table:style-name="ce4" office:value-type="float" office:value="0.9827">
            <text:p>0.9827</text:p>
          </table:table-cell>
          <table:table-cell table:style-name="ce4" office:value-type="float" office:value="1.2413">
            <text:p>1.2413</text:p>
          </table:table-cell>
          <table:table-cell table:style-name="ce4" office:value-type="float" office:value="1.4825">
            <text:p>1.4825</text:p>
          </table:table-cell>
          <table:table-cell table:style-name="ce4" office:value-type="float" office:value="1.7071">
            <text:p>1.7071</text:p>
          </table:table-cell>
          <table:table-cell table:style-name="ce4" office:value-type="float" office:value="1.9185">
            <text:p>1.9185</text:p>
          </table:table-cell>
          <table:table-cell table:style-name="ce4" office:value-type="float" office:value="2.1177">
            <text:p>2.1177</text:p>
          </table:table-cell>
          <table:table-cell table:style-name="ce4" office:value-type="float" office:value="2.3095">
            <text:p>2.3095</text:p>
          </table:table-cell>
          <table:table-cell table:number-columns-repeated="4"/>
          <table:table-cell table:style-name="ce4" office:value-type="float" office:value="0.83944">
            <text:p>0.8394</text:p>
          </table:table-cell>
          <table:table-cell table:style-name="ce4" office:value-type="float" office:value="0.348529206747525">
            <text:p>0.3485</text:p>
          </table:table-cell>
          <table:table-cell table:style-name="ce4" office:value-type="float" office:value="0.000206397674405504">
            <text:p>0.0002</text:p>
          </table:table-cell>
          <table:table-cell table:style-name="ce4" office:value-type="float" office:value="0.000501433353242291">
            <text:p>0.0005</text:p>
          </table:table-cell>
          <table:table-cell table:number-columns-repeated="238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46">
            <text:p>0.3746</text:p>
          </table:table-cell>
          <table:table-cell table:style-name="ce4" office:value-type="float" office:value="0.6963">
            <text:p>0.6963</text:p>
          </table:table-cell>
          <table:table-cell table:style-name="ce4" office:value-type="float" office:value="0.9821">
            <text:p>0.9821</text:p>
          </table:table-cell>
          <table:table-cell table:style-name="ce4" office:value-type="float" office:value="1.2413">
            <text:p>1.2413</text:p>
          </table:table-cell>
          <table:table-cell table:style-name="ce4" office:value-type="float" office:value="1.4823">
            <text:p>1.4823</text:p>
          </table:table-cell>
          <table:table-cell table:style-name="ce4" office:value-type="float" office:value="1.7063">
            <text:p>1.7063</text:p>
          </table:table-cell>
          <table:table-cell table:style-name="ce4" office:value-type="float" office:value="1.9175">
            <text:p>1.9175</text:p>
          </table:table-cell>
          <table:table-cell table:style-name="ce4" office:value-type="float" office:value="2.1184">
            <text:p>2.1184</text:p>
          </table:table-cell>
          <table:table-cell table:style-name="ce4" office:value-type="float" office:value="2.3107">
            <text:p>2.3107</text:p>
          </table:table-cell>
          <table:table-cell table:number-columns-repeated="4"/>
          <table:table-cell table:style-name="ce4" office:value-type="float" office:value="1.11215">
            <text:p>1.1122</text:p>
          </table:table-cell>
          <table:table-cell table:style-name="ce4" office:value-type="float" office:value="0.386847195357834">
            <text:p>0.3868</text:p>
          </table:table-cell>
          <table:table-cell table:style-name="ce4" office:value-type="float" office:value="0.000248997991959774">
            <text:p>0.0002</text:p>
          </table:table-cell>
          <table:table-cell table:style-name="ce4" office:value-type="float" office:value="0.000745254801892909">
            <text:p>0.0007</text:p>
          </table:table-cell>
          <table:table-cell table:number-columns-repeated="238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51">
            <text:p>0.3751</text:p>
          </table:table-cell>
          <table:table-cell table:style-name="ce4" office:value-type="float" office:value="0.6959">
            <text:p>0.6959</text:p>
          </table:table-cell>
          <table:table-cell table:style-name="ce4" office:value-type="float" office:value="0.9827">
            <text:p>0.9827</text:p>
          </table:table-cell>
          <table:table-cell table:style-name="ce4" office:value-type="float" office:value="1.2415">
            <text:p>1.2415</text:p>
          </table:table-cell>
          <table:table-cell table:style-name="ce4" office:value-type="float" office:value="1.4833">
            <text:p>1.4833</text:p>
          </table:table-cell>
          <table:table-cell table:style-name="ce4" office:value-type="float" office:value="1.7083">
            <text:p>1.7083</text:p>
          </table:table-cell>
          <table:table-cell table:style-name="ce4" office:value-type="float" office:value="1.9183">
            <text:p>1.9183</text:p>
          </table:table-cell>
          <table:table-cell table:style-name="ce4" office:value-type="float" office:value="2.1175">
            <text:p>2.1175</text:p>
          </table:table-cell>
          <table:table-cell table:style-name="ce4" office:value-type="float" office:value="2.3104">
            <text:p>2.3104</text:p>
          </table:table-cell>
          <table:table-cell table:number-columns-repeated="4"/>
          <table:table-cell table:style-name="ce4" office:value-type="float" office:value="1.36213">
            <text:p>1.3621</text:p>
          </table:table-cell>
          <table:table-cell table:style-name="ce4" office:value-type="float" office:value="0.414147270769486">
            <text:p>0.4141</text:p>
          </table:table-cell>
          <table:table-cell table:style-name="ce4" office:value-type="float" office:value="0.000215406592285386">
            <text:p>0.0002</text:p>
          </table:table-cell>
          <table:table-cell table:style-name="ce4" office:value-type="float" office:value="0.000738922067989287">
            <text:p>0.0007</text:p>
          </table:table-cell>
          <table:table-cell table:number-columns-repeated="238"/>
        </table:table-row>
        <table:table-row table:style-name="ro1">
          <table:table-cell office:value-type="string">
            <text:p>q</text:p>
          </table:table-cell>
          <table:table-cell table:style-name="ce4" office:value-type="float" office:value="0.3757">
            <text:p>0.3757</text:p>
          </table:table-cell>
          <table:table-cell table:style-name="ce4" office:value-type="float" office:value="0.6965">
            <text:p>0.6965</text:p>
          </table:table-cell>
          <table:table-cell table:style-name="ce4" office:value-type="float" office:value="0.9827">
            <text:p>0.9827</text:p>
          </table:table-cell>
          <table:table-cell table:style-name="ce4" office:value-type="float" office:value="1.2404">
            <text:p>1.2404</text:p>
          </table:table-cell>
          <table:table-cell table:style-name="ce4" office:value-type="float" office:value="1.4825">
            <text:p>1.4825</text:p>
          </table:table-cell>
          <table:table-cell table:style-name="ce4" office:value-type="float" office:value="1.7071">
            <text:p>1.7071</text:p>
          </table:table-cell>
          <table:table-cell table:style-name="ce4" office:value-type="float" office:value="1.9153">
            <text:p>1.9153</text:p>
          </table:table-cell>
          <table:table-cell table:style-name="ce4" office:value-type="float" office:value="2.1192">
            <text:p>2.1192</text:p>
          </table:table-cell>
          <table:table-cell table:style-name="ce4" office:value-type="float" office:value="2.3093">
            <text:p>2.3093</text:p>
          </table:table-cell>
          <table:table-cell table:number-columns-repeated="4"/>
          <table:table-cell table:style-name="ce4" office:value-type="float" office:value="1.59456">
            <text:p>1.5946</text:p>
          </table:table-cell>
          <table:table-cell table:style-name="ce4" office:value-type="float" office:value="0.447627573858549">
            <text:p>0.4476</text:p>
          </table:table-cell>
          <table:table-cell table:style-name="ce4" office:value-type="float" office:value="0.000514587213210735">
            <text:p>0.0005</text:p>
          </table:table-cell>
          <table:table-cell table:style-name="ce4" office:value-type="float" office:value="0.00206216140788924">
            <text:p>0.0021</text:p>
          </table:table-cell>
          <table:table-cell table:number-columns-repeated="238"/>
        </table:table-row>
        <table:table-row table:style-name="ro1">
          <table:table-cell table:number-columns-repeated="14"/>
          <table:table-cell table:style-name="ce4" office:value-type="float" office:value="1.81192">
            <text:p>1.8119</text:p>
          </table:table-cell>
          <table:table-cell table:style-name="ce4" office:value-type="float" office:value="0.473215975771342">
            <text:p>0.4732</text:p>
          </table:table-cell>
          <table:table-cell table:style-name="ce4" office:value-type="float" office:value="0.000578791845139506">
            <text:p>0.0006</text:p>
          </table:table-cell>
          <table:table-cell table:style-name="ce4" office:value-type="float" office:value="0.0025922160769168">
            <text:p>0.0026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$\bar{t}$</text:p>
          </table:table-cell>
          <table:table-cell table:style-name="ce4" table:formula="oooc:=AVERAGE([.B3:.B7])" office:value-type="float" office:value="0.37516">
            <text:p>0.3752</text:p>
          </table:table-cell>
          <table:table-cell table:style-name="ce4" table:formula="oooc:=AVERAGE([.C3:.C7])" office:value-type="float" office:value="0.69598">
            <text:p>0.6960</text:p>
          </table:table-cell>
          <table:table-cell table:style-name="ce4" table:formula="oooc:=AVERAGE([.D3:.D7])" office:value-type="float" office:value="0.9829">
            <text:p>0.9829</text:p>
          </table:table-cell>
          <table:table-cell table:style-name="ce4" table:formula="oooc:=AVERAGE([.E3:.E7])" office:value-type="float" office:value="1.2414">
            <text:p>1.2414</text:p>
          </table:table-cell>
          <table:table-cell table:style-name="ce4" table:formula="oooc:=AVERAGE([.F3:.F7])" office:value-type="float" office:value="1.48286">
            <text:p>1.4829</text:p>
          </table:table-cell>
          <table:table-cell table:style-name="ce4" table:formula="oooc:=AVERAGE([.G3:.G7])" office:value-type="float" office:value="1.70626">
            <text:p>1.7063</text:p>
          </table:table-cell>
          <table:table-cell table:style-name="ce4" table:formula="oooc:=AVERAGE([.H3:.H7])" office:value-type="float" office:value="1.91758">
            <text:p>1.9176</text:p>
          </table:table-cell>
          <table:table-cell table:style-name="ce4" table:formula="oooc:=AVERAGE([.I3:.I7])" office:value-type="float" office:value="2.11782">
            <text:p>2.1178</text:p>
          </table:table-cell>
          <table:table-cell table:style-name="ce4" table:formula="oooc:=AVERAGE([.J3:.J7])" office:value-type="float" office:value="2.31188">
            <text:p>2.3119</text:p>
          </table:table-cell>
          <table:table-cell/>
          <table:table-cell table:style-name="ce1" office:value-type="string">
            <text:p>$\bar{t}$</text:p>
          </table:table-cell>
          <table:table-cell table:style-name="ce4" table:number-columns-repeated="2"/>
          <table:table-cell table:style-name="ce4" office:value-type="float" office:value="2.0177">
            <text:p>2.0177</text:p>
          </table:table-cell>
          <table:table-cell table:style-name="ce4" office:value-type="float" office:value="0.499400719137036">
            <text:p>0.4994</text:p>
          </table:table-cell>
          <table:table-cell table:style-name="ce4" office:value-type="float" office:value="0.000383340579641674">
            <text:p>0.0004</text:p>
          </table:table-cell>
          <table:table-cell table:style-name="ce4" office:value-type="float" office:value="0.00191211111991913">
            <text:p>0.0019</text:p>
          </table:table-cell>
          <table:table-cell/>
          <table:table-cell table:style-name="ce4" table:number-columns-repeated="237"/>
        </table:table-row>
        <table:table-row table:style-name="ro1">
          <table:table-cell table:style-name="ce2" office:value-type="string">
            <text:p>$s$</text:p>
          </table:table-cell>
          <table:table-cell table:style-name="ce4" table:formula="oooc:=(2/SQRT(5))*[.B11]" office:value-type="float" office:value="0.000397994974842642">
            <text:p>0.0004</text:p>
          </table:table-cell>
          <table:table-cell table:style-name="ce4" table:formula="oooc:=(2/SQRT(5))*[.C11]" office:value-type="float" office:value="0.000370944739819833">
            <text:p>0.0004</text:p>
          </table:table-cell>
          <table:table-cell table:style-name="ce4" table:formula="oooc:=(2/SQRT(5))*[.D11]" office:value-type="float" office:value="0.000737563556583434">
            <text:p>0.0007</text:p>
          </table:table-cell>
          <table:table-cell table:style-name="ce4" table:formula="oooc:=(2/SQRT(5))*[.E11]" office:value-type="float" office:value="0.000669328021227253">
            <text:p>0.0007</text:p>
          </table:table-cell>
          <table:table-cell table:style-name="ce4" table:formula="oooc:=(2/SQRT(5))*[.F11]" office:value-type="float" office:value="0.000542586398650066">
            <text:p>0.0005</text:p>
          </table:table-cell>
          <table:table-cell table:style-name="ce4" table:formula="oooc:=(2/SQRT(5))*[.G11]" office:value-type="float" office:value="0.00198554778335849">
            <text:p>0.0020</text:p>
          </table:table-cell>
          <table:table-cell table:style-name="ce4" table:formula="oooc:=(2/SQRT(5))*[.H11]" office:value-type="float" office:value="0.00119063008529102">
            <text:p>0.0012</text:p>
          </table:table-cell>
          <table:table-cell table:style-name="ce4" table:formula="oooc:=(2/SQRT(5))*[.I11]" office:value-type="float" office:value="0.000966229786334563">
            <text:p>0.0010</text:p>
          </table:table-cell>
          <table:table-cell table:style-name="ce4" table:formula="oooc:=(2/SQRT(5))*[.J11]" office:value-type="float" office:value="0.00384624492199866">
            <text:p>0.0038</text:p>
          </table:table-cell>
          <table:table-cell/>
          <table:table-cell office:value-type="string">
            <text:p>$s$</text:p>
          </table:table-cell>
          <table:table-cell table:style-name="ce4" table:number-columns-repeated="2"/>
          <table:table-cell table:style-name="ce4" office:value-type="float" office:value="2.21485">
            <text:p>2.2149</text:p>
          </table:table-cell>
          <table:table-cell table:style-name="ce4" office:value-type="float" office:value="0.515304544986087">
            <text:p>0.5153</text:p>
          </table:table-cell>
          <table:table-cell table:style-name="ce4" office:value-type="float" office:value="0.000991438349066666">
            <text:p>0.0010</text:p>
          </table:table-cell>
          <table:table-cell table:style-name="ce4" office:value-type="float" office:value="0.0052653064919452">
            <text:p>0.0053</text:p>
          </table:table-cell>
          <table:table-cell/>
          <table:table-cell table:style-name="ce4" table:number-columns-repeated="237"/>
        </table:table-row>
        <table:table-row table:style-name="ro1">
          <table:table-cell table:style-name="ce1" office:value-type="string">
            <text:p>$\sigma$</text:p>
          </table:table-cell>
          <table:table-cell table:style-name="ce4" table:formula="oooc:=STDEV([.B3:.B7])" office:value-type="float" office:value="0.000444971909225733">
            <text:p>0.0004</text:p>
          </table:table-cell>
          <table:table-cell table:style-name="ce4" table:formula="oooc:=STDEV([.C3:.C7])" office:value-type="float" office:value="0.00041472882706656">
            <text:p>0.0004</text:p>
          </table:table-cell>
          <table:table-cell table:style-name="ce4" table:formula="oooc:=STDEV([.D3:.D7])" office:value-type="float" office:value="0.000824621125123536">
            <text:p>0.0008</text:p>
          </table:table-cell>
          <table:table-cell table:style-name="ce4" table:formula="oooc:=STDEV([.E3:.E7])" office:value-type="float" office:value="0.00074833147735478">
            <text:p>0.0007</text:p>
          </table:table-cell>
          <table:table-cell table:style-name="ce4" table:formula="oooc:=STDEV([.F3:.F7])" office:value-type="float" office:value="0.000606630035524174">
            <text:p>0.0006</text:p>
          </table:table-cell>
          <table:table-cell table:style-name="ce4" table:formula="oooc:=STDEV([.G3:.G7])" office:value-type="float" office:value="0.0022199099080818">
            <text:p>0.0022</text:p>
          </table:table-cell>
          <table:table-cell table:style-name="ce4" table:formula="oooc:=STDEV([.H3:.H7])" office:value-type="float" office:value="0.00133116490338355">
            <text:p>0.0013</text:p>
          </table:table-cell>
          <table:table-cell table:style-name="ce4" table:formula="oooc:=STDEV([.I3:.I7])" office:value-type="float" office:value="0.00108027774206459">
            <text:p>0.0011</text:p>
          </table:table-cell>
          <table:table-cell table:style-name="ce4" table:formula="oooc:=STDEV([.J3:.J7])" office:value-type="float" office:value="0.00430023255185119">
            <text:p>0.0043</text:p>
          </table:table-cell>
          <table:table-cell/>
          <table:table-cell table:style-name="ce1" office:value-type="string">
            <text:p>$\sigma$</text:p>
          </table:table-cell>
          <table:table-cell table:style-name="ce4" table:number-columns-repeated="244"/>
        </table:table-row>
        <table:table-row table:style-name="ro1">
          <table:table-cell table:style-name="ce1" office:value-type="string">
            <text:p>$\sigma_{\bar{t}}$</text:p>
          </table:table-cell>
          <table:table-cell table:style-name="ce4" table:formula="oooc:=[.B11]/SQRT(5)" office:value-type="float" office:value="0.000198997487421321">
            <text:p>0.0002</text:p>
          </table:table-cell>
          <table:table-cell table:style-name="ce4" table:formula="oooc:=[.C11]/SQRT(5)" office:value-type="float" office:value="0.000185472369909916">
            <text:p>0.0002</text:p>
          </table:table-cell>
          <table:table-cell table:style-name="ce4" table:formula="oooc:=[.D11]/SQRT(5)" office:value-type="float" office:value="0.000368781778291717">
            <text:p>0.0004</text:p>
          </table:table-cell>
          <table:table-cell table:style-name="ce4" table:formula="oooc:=[.E11]/SQRT(5)" office:value-type="float" office:value="0.000334664010613626">
            <text:p>0.0003</text:p>
          </table:table-cell>
          <table:table-cell table:style-name="ce4" table:formula="oooc:=[.F11]/SQRT(5)" office:value-type="float" office:value="0.000271293199325033">
            <text:p>0.0003</text:p>
          </table:table-cell>
          <table:table-cell table:style-name="ce4" table:formula="oooc:=[.G11]/SQRT(5)" office:value-type="float" office:value="0.000992773891679243">
            <text:p>0.0010</text:p>
          </table:table-cell>
          <table:table-cell table:style-name="ce4" table:formula="oooc:=[.H11]/SQRT(5)" office:value-type="float" office:value="0.00059531504264551">
            <text:p>0.0006</text:p>
          </table:table-cell>
          <table:table-cell table:style-name="ce4" table:formula="oooc:=[.I11]/SQRT(5)" office:value-type="float" office:value="0.000483114893167282">
            <text:p>0.0005</text:p>
          </table:table-cell>
          <table:table-cell table:style-name="ce4" table:formula="oooc:=[.J11]/SQRT(5)" office:value-type="float" office:value="0.00192312246099933">
            <text:p>0.0019</text:p>
          </table:table-cell>
          <table:table-cell/>
          <table:table-cell table:style-name="ce1" office:value-type="string">
            <text:p>$\sigma_{\bar{t}}$</text:p>
          </table:table-cell>
          <table:table-cell table:style-name="ce4" table:number-columns-repeated="244"/>
        </table:table-row>
        <table:table-row table:style-name="ro1">
          <table:table-cell table:style-name="ce1"/>
          <table:table-cell table:number-columns-repeated="10"/>
          <table:table-cell table:style-name="ce1"/>
          <table:table-cell table:style-name="ce4" table:number-columns-repeated="244"/>
        </table:table-row>
        <table:table-row table:style-name="ro1">
          <table:table-cell table:style-name="ce2" office:value-type="string">
            <text:p>$t_{\text{diff}}$</text:p>
          </table:table-cell>
          <table:table-cell table:style-name="ce4" office:value-type="float" office:value="0.37516">
            <text:p>0.3752</text:p>
          </table:table-cell>
          <table:table-cell table:style-name="ce4" table:formula="oooc:=[.C9]-[.B9]" office:value-type="float" office:value="0.32082">
            <text:p>0.3208</text:p>
          </table:table-cell>
          <table:table-cell table:style-name="ce4" table:formula="oooc:=[.D9]-[.C9]" office:value-type="float" office:value="0.28692">
            <text:p>0.2869</text:p>
          </table:table-cell>
          <table:table-cell table:style-name="ce4" table:formula="oooc:=[.E9]-[.D9]" office:value-type="float" office:value="0.2585">
            <text:p>0.2585</text:p>
          </table:table-cell>
          <table:table-cell table:style-name="ce4" table:formula="oooc:=[.F9]-[.E9]" office:value-type="float" office:value="0.24146">
            <text:p>0.2415</text:p>
          </table:table-cell>
          <table:table-cell table:style-name="ce4" table:formula="oooc:=[.G9]-[.F9]" office:value-type="float" office:value="0.2234">
            <text:p>0.2234</text:p>
          </table:table-cell>
          <table:table-cell table:style-name="ce4" table:formula="oooc:=[.H9]-[.G9]" office:value-type="float" office:value="0.21132">
            <text:p>0.2113</text:p>
          </table:table-cell>
          <table:table-cell table:style-name="ce4" table:formula="oooc:=[.I9]-[.H9]" office:value-type="float" office:value="0.20024">
            <text:p>0.2002</text:p>
          </table:table-cell>
          <table:table-cell table:style-name="ce4" table:formula="oooc:=[.J9]-[.I9]" office:value-type="float" office:value="0.19406">
            <text:p>0.1941</text:p>
          </table:table-cell>
          <table:table-cell/>
          <table:table-cell office:value-type="string">
            <text:p>$t_{diff}$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$\sigma_{t_{\text{diff}}}$</text:p>
          </table:table-cell>
          <table:table-cell table:style-name="ce4" table:formula="oooc:=[.B12]" office:value-type="float" office:value="0.000198997487421321">
            <text:p>0.0002</text:p>
          </table:table-cell>
          <table:table-cell table:style-name="ce4" table:formula="oooc:=SQRT([.B12]^2 + [.C12]^2)" office:value-type="float" office:value="0.000272029410174708">
            <text:p>0.0003</text:p>
          </table:table-cell>
          <table:table-cell table:style-name="ce4" table:formula="oooc:=SQRT([.C12]^2 + [.D12]^2)" office:value-type="float" office:value="0.000412795348811008">
            <text:p>0.0004</text:p>
          </table:table-cell>
          <table:table-cell table:style-name="ce4" table:formula="oooc:=SQRT([.D12]^2 + [.E12]^2)" office:value-type="float" office:value="0.000497995983919548">
            <text:p>0.0005</text:p>
          </table:table-cell>
          <table:table-cell table:style-name="ce4" table:formula="oooc:=SQRT([.E12]^2 + [.F12]^2)" office:value-type="float" office:value="0.000430813184570772">
            <text:p>0.0004</text:p>
          </table:table-cell>
          <table:table-cell table:style-name="ce4" table:formula="oooc:=SQRT([.F12]^2 + [.G12]^2)" office:value-type="float" office:value="0.00102917442642147">
            <text:p>0.0010</text:p>
          </table:table-cell>
          <table:table-cell table:style-name="ce4" table:formula="oooc:=SQRT([.G12]^2 + [.H12]^2)" office:value-type="float" office:value="0.00115758369027901">
            <text:p>0.0012</text:p>
          </table:table-cell>
          <table:table-cell table:style-name="ce4" table:formula="oooc:=SQRT([.H12]^2 + [.I12]^2)" office:value-type="float" office:value="0.000766681159283348">
            <text:p>0.0008</text:p>
          </table:table-cell>
          <table:table-cell table:style-name="ce4" table:formula="oooc:=SQRT([.I12]^2 + [.J12]^2)" office:value-type="float" office:value="0.00198287669813333">
            <text:p>0.0020</text:p>
          </table:table-cell>
          <table:table-cell/>
          <table:table-cell office:value-type="string">
            <text:p>$\sigma_{t_{diff}}$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tempi intermedi</text:p>
          </table:table-cell>
          <table:table-cell table:style-name="ce4" table:formula="oooc:=[.B14]/2" office:value-type="float" office:value="0.18758">
            <text:p>0.1876</text:p>
          </table:table-cell>
          <table:table-cell table:style-name="ce4" table:formula="oooc:=[.B9]+[.C14]/2" office:value-type="float" office:value="0.53557">
            <text:p>0.5356</text:p>
          </table:table-cell>
          <table:table-cell table:style-name="ce4" table:formula="oooc:=[.C9]+[.D14]/2" office:value-type="float" office:value="0.83944">
            <text:p>0.8394</text:p>
          </table:table-cell>
          <table:table-cell table:style-name="ce4" table:formula="oooc:=[.D9]+[.E14]/2" office:value-type="float" office:value="1.11215">
            <text:p>1.1122</text:p>
          </table:table-cell>
          <table:table-cell table:style-name="ce4" table:formula="oooc:=[.E9]+[.F14]/2" office:value-type="float" office:value="1.36213">
            <text:p>1.3621</text:p>
          </table:table-cell>
          <table:table-cell table:style-name="ce4" table:formula="oooc:=[.F9]+[.G14]/2" office:value-type="float" office:value="1.59456">
            <text:p>1.5946</text:p>
          </table:table-cell>
          <table:table-cell table:style-name="ce4" table:formula="oooc:=[.G9]+[.H14]/2" office:value-type="float" office:value="1.81192">
            <text:p>1.8119</text:p>
          </table:table-cell>
          <table:table-cell table:style-name="ce4" table:formula="oooc:=[.H9]+[.I14]/2" office:value-type="float" office:value="2.0177">
            <text:p>2.0177</text:p>
          </table:table-cell>
          <table:table-cell table:style-name="ce4" table:formula="oooc:=[.I9]+[.J14]/2" office:value-type="float" office:value="2.21485">
            <text:p>2.2149</text:p>
          </table:table-cell>
          <table:table-cell/>
          <table:table-cell office:value-type="string">
            <text:p>tempi intermedi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sigma t intermedi</text:p>
          </table:table-cell>
          <table:table-cell table:style-name="ce4" table:formula="oooc:=[.B12]/2" office:value-type="float" office:value="0.0000994987437106605">
            <text:p>0.0001</text:p>
          </table:table-cell>
          <table:table-cell table:style-name="ce4" table:formula="oooc:=SQRT([.B12]^2/4 + [.C12]^2/4)" office:value-type="float" office:value="0.000136014705087354">
            <text:p>0.0001</text:p>
          </table:table-cell>
          <table:table-cell table:style-name="ce4" table:formula="oooc:=SQRT([.C12]^2/4 + [.D12]^2/4)" office:value-type="float" office:value="0.000206397674405504">
            <text:p>0.0002</text:p>
          </table:table-cell>
          <table:table-cell table:style-name="ce4" table:formula="oooc:=SQRT([.D12]^2/4 + [.E12]^2/4)" office:value-type="float" office:value="0.000248997991959774">
            <text:p>0.0002</text:p>
          </table:table-cell>
          <table:table-cell table:style-name="ce4" table:formula="oooc:=SQRT([.E12]^2/4 + [.F12]^2/4)" office:value-type="float" office:value="0.000215406592285386">
            <text:p>0.0002</text:p>
          </table:table-cell>
          <table:table-cell table:style-name="ce4" table:formula="oooc:=SQRT([.F12]^2/4 + [.G12]^2/4)" office:value-type="float" office:value="0.000514587213210735">
            <text:p>0.0005</text:p>
          </table:table-cell>
          <table:table-cell table:style-name="ce4" table:formula="oooc:=SQRT([.G12]^2/4 + [.H12]^2/4)" office:value-type="float" office:value="0.000578791845139506">
            <text:p>0.0006</text:p>
          </table:table-cell>
          <table:table-cell table:style-name="ce4" table:formula="oooc:=SQRT([.H12]^2/4 + [.I12]^2/4)" office:value-type="float" office:value="0.000383340579641674">
            <text:p>0.0004</text:p>
          </table:table-cell>
          <table:table-cell table:style-name="ce4" table:formula="oooc:=SQRT([.I12]^2/4 + [.J12]^2/4)" office:value-type="float" office:value="0.000991438349066666">
            <text:p>0.0010</text:p>
          </table:table-cell>
          <table:table-cell/>
          <table:table-cell office:value-type="string">
            <text:p>sigma t intermedi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$\bar{v}$</text:p>
          </table:table-cell>
          <table:table-cell table:style-name="ce4" table:formula="oooc:=0.1/[.B14]" office:value-type="float" office:value="0.26655293741337">
            <text:p>0.2666</text:p>
          </table:table-cell>
          <table:table-cell table:style-name="ce4" table:formula="oooc:=0.1/[.C14]" office:value-type="float" office:value="0.311701265507138">
            <text:p>0.3117</text:p>
          </table:table-cell>
          <table:table-cell table:style-name="ce4" table:formula="oooc:=0.1/[.D14]" office:value-type="float" office:value="0.348529206747525">
            <text:p>0.3485</text:p>
          </table:table-cell>
          <table:table-cell table:style-name="ce4" table:formula="oooc:=0.1/[.E14]" office:value-type="float" office:value="0.386847195357834">
            <text:p>0.3868</text:p>
          </table:table-cell>
          <table:table-cell table:style-name="ce4" table:formula="oooc:=0.1/[.F14]" office:value-type="float" office:value="0.414147270769486">
            <text:p>0.4141</text:p>
          </table:table-cell>
          <table:table-cell table:style-name="ce4" table:formula="oooc:=0.1/[.G14]" office:value-type="float" office:value="0.447627573858549">
            <text:p>0.4476</text:p>
          </table:table-cell>
          <table:table-cell table:style-name="ce4" table:formula="oooc:=0.1/[.H14]" office:value-type="float" office:value="0.473215975771342">
            <text:p>0.4732</text:p>
          </table:table-cell>
          <table:table-cell table:style-name="ce4" table:formula="oooc:=0.1/[.I14]" office:value-type="float" office:value="0.499400719137036">
            <text:p>0.4994</text:p>
          </table:table-cell>
          <table:table-cell table:style-name="ce4" table:formula="oooc:=0.1/[.J14]" office:value-type="float" office:value="0.515304544986087">
            <text:p>0.5153</text:p>
          </table:table-cell>
          <table:table-cell/>
          <table:table-cell office:value-type="string">
            <text:p>$\bar{v}$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$\sigma_{\bar{v}}$</text:p>
          </table:table-cell>
          <table:table-cell table:style-name="ce4" table:formula="oooc:=SQRT((0.1*[.B15]/([.B14]^2))^2+(8*10^(-8)/[.B14])^2)" office:value-type="float" office:value="0.000141388807809993">
            <text:p>0.0001</text:p>
          </table:table-cell>
          <table:table-cell table:style-name="ce4" table:formula="oooc:=SQRT((0.1*[.C15]/([.C14]^2))^2+(8*10^(-8)/[.C14])^2)" office:value-type="float" office:value="0.00026429757853643">
            <text:p>0.0003</text:p>
          </table:table-cell>
          <table:table-cell table:style-name="ce4" table:formula="oooc:=SQRT((0.1*[.D15]/([.D14]^2))^2+(8*10^(-8)/[.D14])^2)" office:value-type="float" office:value="0.000501433353242291">
            <text:p>0.0005</text:p>
          </table:table-cell>
          <table:table-cell table:style-name="ce4" table:formula="oooc:=SQRT((0.1*[.E15]/([.E14]^2))^2+(8*10^(-8)/[.E14])^2)" office:value-type="float" office:value="0.000745254801892909">
            <text:p>0.0007</text:p>
          </table:table-cell>
          <table:table-cell table:style-name="ce4" table:formula="oooc:=SQRT((0.1*[.F15]/([.F14]^2))^2+(8*10^(-8)/[.F14])^2)" office:value-type="float" office:value="0.000738922067989287">
            <text:p>0.0007</text:p>
          </table:table-cell>
          <table:table-cell table:style-name="ce4" table:formula="oooc:=SQRT((0.1*[.G15]/([.G14]^2))^2+(8*10^(-8)/[.G14])^2)" office:value-type="float" office:value="0.00206216140788924">
            <text:p>0.0021</text:p>
          </table:table-cell>
          <table:table-cell table:style-name="ce4" table:formula="oooc:=SQRT((0.1*[.H15]/([.H14]^2))^2+(8*10^(-8)/[.H14])^2)" office:value-type="float" office:value="0.0025922160769168">
            <text:p>0.0026</text:p>
          </table:table-cell>
          <table:table-cell table:style-name="ce4" table:formula="oooc:=SQRT((0.1*[.I15]/([.I14]^2))^2+(8*10^(-8)/[.I14])^2)" office:value-type="float" office:value="0.00191211111991913">
            <text:p>0.0019</text:p>
          </table:table-cell>
          <table:table-cell table:style-name="ce4" table:formula="oooc:=SQRT((0.1*[.J15]/([.J14]^2))^2+(8*10^(-8)/[.J14])^2)" office:value-type="float" office:value="0.0052653064919452">
            <text:p>0.0053</text:p>
          </table:table-cell>
          <table:table-cell/>
          <table:table-cell table:style-name="ce1" office:value-type="string">
            <text:p>$\sigma_{\bar{v}}$</text:p>
          </table:table-cell>
          <table:table-cell table:number-columns-repeated="244"/>
        </table:table-row>
        <table:table-row table:style-name="ro1">
          <table:table-cell table:number-columns-repeated="7"/>
          <table:table-cell table:style-name="ce2" office:value-type="string">
            <text:p>y=ax+b</text:p>
          </table:table-cell>
          <table:table-cell table:number-columns-repeated="248"/>
        </table:table-row>
        <table:table-row table:style-name="ro1">
          <table:table-cell table:number-columns-repeated="6"/>
          <table:table-cell table:style-name="ce6" office:value-type="float" office:value="0.124925">
            <text:p>0.125</text:p>
          </table:table-cell>
          <table:table-cell table:style-name="ce2" office:value-type="string">
            <text:p>a</text:p>
          </table:table-cell>
          <table:table-cell/>
          <table:table-cell table:style-name="ce5" table:formula="oooc:=PI()/240" office:value-type="float" office:value="0.0130899693899575">
            <text:p>1.31E-002</text:p>
          </table:table-cell>
          <table:table-cell/>
          <table:table-cell office:value-type="string">
            <text:p>angolo (rad)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formula="oooc:=[.G23]/[.J25]" office:value-type="float" office:value="9.54383955708181">
            <text:p>9.54</text:p>
          </table:table-cell>
          <table:table-cell table:style-name="ce2" office:value-type="string">
            <text:p>g</text:p>
          </table:table-cell>
          <table:table-cell/>
          <table:table-cell table:style-name="ce6" office:value-type="float" office:value="0.001695">
            <text:p>0.002</text:p>
          </table:table-cell>
          <table:table-cell table:style-name="ce2" office:value-type="string">
            <text:p>sigma a</text:p>
          </table:table-cell>
          <table:table-cell/>
          <table:table-cell table:style-name="ce5" table:formula="oooc:=PI()/240/18/3/12" office:value-type="float" office:value="0.0000202005700462307">
            <text:p>2.02E-005</text:p>
          </table:table-cell>
          <table:table-cell/>
          <table:table-cell office:value-type="string">
            <text:p>sigma angolo (rad)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formula="oooc:=SQRT(([.G23]/([.J23]^2)*[.J24])^2+([.G24]/[.J23])^2)" office:value-type="float" office:value="0.13032331967797">
            <text:p>0.13</text:p>
          </table:table-cell>
          <table:table-cell table:style-name="ce2" office:value-type="string">
            <text:p>sigma g</text:p>
          </table:table-cell>
          <table:table-cell/>
          <table:table-cell table:style-name="ce6" office:value-type="float" office:value="0.244953">
            <text:p>0.245</text:p>
          </table:table-cell>
          <table:table-cell table:style-name="ce2" office:value-type="string">
            <text:p>b</text:p>
          </table:table-cell>
          <table:table-cell/>
          <table:table-cell table:style-name="ce5" table:formula="oooc:=SIN([.J23])" office:value-type="float" office:value="0.0130895955713444">
            <text:p>1.31E-002</text:p>
          </table:table-cell>
          <table:table-cell/>
          <table:table-cell office:value-type="string">
            <text:p>seno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 table:formula="oooc:=PI()/180/60*5/9" office:value-type="float" office:value="0.000161604560369845">
            <text:p>1.62E-004</text:p>
          </table:table-cell>
          <table:table-cell table:number-columns-repeated="3"/>
          <table:table-cell table:style-name="ce6" office:value-type="float" office:value="0.002457">
            <text:p>0.002</text:p>
          </table:table-cell>
          <table:table-cell table:style-name="ce2" office:value-type="string">
            <text:p>sigma b</text:p>
          </table:table-cell>
          <table:table-cell/>
          <table:table-cell table:style-name="ce5" table:formula="oooc:=COS([.J23])" office:value-type="float" office:value="0.999914327574007">
            <text:p>1.00E+000</text:p>
          </table:table-cell>
          <table:table-cell/>
          <table:table-cell office:value-type="string">
            <text:p>coseno</text:p>
          </table:table-cell>
          <table:table-cell table:number-columns-repeated="244"/>
        </table:table-row>
        <table:table-row table:style-name="ro1">
          <table:table-cell table:number-columns-repeated="9"/>
          <table:table-cell table:style-name="ce10" table:formula="oooc:=9.806*[.J25]" office:value-type="float" office:value="0.128356574172604">
            <text:p>0.128357</text:p>
          </table:table-cell>
          <table:table-cell/>
          <table:table-cell office:value-type="string">
            <text:p>g*seno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 office:value-type="float" office:value="9.806">
            <text:p>9.806</text:p>
          </table:table-cell>
          <table:table-cell table:style-name="ce8" table:formula="oooc:=[.D28]*[.J25]" office:value-type="float" office:value="0.128356574172604">
            <text:p>0.1283566</text:p>
          </table:table-cell>
          <table:table-cell table:number-columns-repeated="4"/>
          <table:table-cell office:value-type="string">
            <text:p>err b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b</text:p>
          </table:table-cell>
          <table:table-cell table:style-name="ce5" office:value-type="float" office:value="0.00876">
            <text:p>8.76E-003</text:p>
          </table:table-cell>
          <table:table-cell table:style-name="ce5" table:formula="oooc:=2.28*10^(-4)" office:value-type="float" office:value="0.000228">
            <text:p>2.28E-004</text:p>
          </table:table-cell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:</text:p>
          </table:table-cell>
          <table:table-cell table:style-name="ce6" table:formula="oooc:=[.D24]+[.K30]" office:value-type="float" office:value="9.80546229051497">
            <text:p>9.805</text:p>
          </table:table-cell>
          <table:table-cell table:number-columns-repeated="3"/>
          <table:table-cell office:value-type="string">
            <text:p>v comp</text:p>
          </table:table-cell>
          <table:table-cell table:formula="oooc:=([.B20]+[.J20])/2" office:value-type="float" office:value="0.390928741199729">
            <text:p>0.39</text:p>
          </table:table-cell>
          <table:table-cell/>
          <table:table-cell table:formula="oooc:=[.I29]*[.I30]/[.J25]" office:value-type="float" office:value="0.261622733433153">
            <text:p>0.2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office:value-type="string">
            <text:p>comp</text:p>
          </table:table-cell>
          <table:table-cell table:style-name="ce6" table:formula="oooc:=ABS(([.D28]-[.D30])/[.C37])" office:value-type="float" office:value="0.00320205989327734">
            <text:p>0.003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errore v complessiva:</text:p>
          </table:table-cell>
          <table:table-cell table:number-columns-repeated="254"/>
        </table:table-row>
        <table:table-row table:style-name="ro1">
          <table:table-cell/>
          <table:table-cell table:style-name="ce5" table:formula="oooc:=((1+[.B20])*[.J21])^2+((1+[.J20])*[.B21])^2" office:value-type="float" office:value="0.0000445186539328135">
            <text:p>4.45E-005</text:p>
          </table:table-cell>
          <table:table-cell table:style-name="ce5" table:formula="oooc:=SQRT([.B34])/2" office:value-type="float" office:value="0.003336115028473">
            <text:p>3.34E-003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errore su g:</text:p>
          </table:table-cell>
          <table:table-cell table:number-columns-repeated="254"/>
        </table:table-row>
        <table:table-row table:style-name="ro1">
          <table:table-cell/>
          <table:table-cell table:formula="oooc:=((1+[.I29]*[.I30]/[.J23])*[.D25])^2+(([.D24]+[.I29]*[.I30]/[.J23])*[.J29])^2+(([.D24]+[.I29]/[.J23])*[.C34])^2+(([.D24]-[.I29]*[.I30]/([.J23])^2)*[.J24])^2" office:value-type="float" office:value="0.0281991808496319">
            <text:p>0.03</text:p>
          </table:table-cell>
          <table:table-cell table:style-name="ce6" table:formula="oooc:=SQRT([.B37])" office:value-type="float" office:value="0.167926117235027">
            <text:p>0.168</text:p>
          </table:table-cell>
          <table:table-cell table:number-columns-repeated="253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atibilità" table:style-name="ta1" table:print="false">
        <office:forms form:automatic-focus="false" form:apply-design-mode="false"/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float" office:value="0.902">
            <text:p>0.9</text:p>
          </table:table-cell>
          <table:table-cell office:value-type="float" office:value="0.292">
            <text:p>0.29</text:p>
          </table:table-cell>
          <table:table-cell office:value-type="float" office:value="0.161">
            <text:p>0.16</text:p>
          </table:table-cell>
          <table:table-cell office:value-type="float" office:value="0.168">
            <text:p>0.1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7" office:value-type="float" office:value="9.143">
            <text:p>9.14</text:p>
          </table:table-cell>
          <table:table-cell office:value-type="float" office:value="9.849">
            <text:p>9.85</text:p>
          </table:table-cell>
          <table:table-cell office:value-type="float" office:value="9.896">
            <text:p>9.9</text:p>
          </table:table-cell>
          <table:table-cell office:value-type="float" office:value="9.805">
            <text:p>9.81</text:p>
          </table:table-cell>
          <table:table-cell table:number-columns-repeated="8"/>
          <table:table-cell office:value-type="string">
            <text:p>±</text:p>
          </table:table-cell>
          <table:table-cell office:value-type="string">
            <text:p>σg</text:p>
          </table:table-cell>
          <table:table-cell office:value-type="string">
            <text:p>(m/s2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2"/>
          <table:table-cell office:value-type="string">
            <text:p>atteso</text:p>
          </table:table-cell>
          <table:table-cell office:value-type="float" office:value="9.806">
            <text:p>9.81</text:p>
          </table:table-cell>
          <table:table-cell table:style-name="ce6" table:formula="oooc:=ABS([.D3]-[.$E$2])/SQRT([.C3]^2+[.$E$1]^2)" office:value-type="float" office:value="0.735033259423502">
            <text:p>0.735</text:p>
          </table:table-cell>
          <table:table-cell table:style-name="ce6" table:formula="oooc:=ABS([.D3]-[.$F$2:.F2])/SQRT([.C3]^2+[.$F$1:.F1]^2)" office:value-type="float" office:value="0.147260273972606">
            <text:p>0.147</text:p>
          </table:table-cell>
          <table:table-cell table:style-name="ce6" table:formula="oooc:=ABS([.D3]-[.$G$2:.G2])/SQRT([.C3]^2+[.$G$1:.G1]^2)" office:value-type="float" office:value="0.559006211180134">
            <text:p>0.559</text:p>
          </table:table-cell>
          <table:table-cell table:style-name="ce6" table:formula="oooc:=ABS([.D3]-[.$H$2:.H2])/SQRT([.C3]^2+[.$H$1:.H1]^2)" office:value-type="float" office:value="0.00595238095237765">
            <text:p>0.006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>
            <text:p>45c</text:p>
          </table:table-cell>
          <table:table-cell office:value-type="float" office:value="0.168">
            <text:p>0.17</text:p>
          </table:table-cell>
          <table:table-cell office:value-type="float" office:value="9.805">
            <text:p>9.81</text:p>
          </table:table-cell>
          <table:table-cell table:style-name="ce6" table:formula="oooc:=ABS([.D4]-[.$E$2])/SQRT([.C4]^2+[.$E$1]^2)" office:value-type="float" office:value="0.721516564599089">
            <text:p>0.722</text:p>
          </table:table-cell>
          <table:table-cell table:style-name="ce6" table:formula="oooc:=ABS([.D4]-[.$F$2])/SQRT([.C4]^2+[.$F$1]^2)" office:value-type="float" office:value="0.130610383679199">
            <text:p>0.131</text:p>
          </table:table-cell>
          <table:table-cell table:style-name="ce6" table:formula="oooc:=ABS([.D4]-[.$G$2])/SQRT([.C4]^2+[.$G$1]^2)" office:value-type="float" office:value="0.391076944437526">
            <text:p>0.391</text:p>
          </table:table-cell>
          <table:table-cell table:style-name="ce6"/>
          <table:table-cell table:number-columns-repeated="1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0.161">
            <text:p>0.16</text:p>
          </table:table-cell>
          <table:table-cell office:value-type="float" office:value="9.896">
            <text:p>9.9</text:p>
          </table:table-cell>
          <table:table-cell table:style-name="ce6" table:formula="oooc:=ABS([.D5]-[.$E$2])/SQRT([.C5]^2+[.$E$1]^2)" office:value-type="float" office:value="0.821822750195412">
            <text:p>0.822</text:p>
          </table:table-cell>
          <table:table-cell table:style-name="ce6" table:formula="oooc:=ABS([.D5]-[.$F$2])/SQRT([.C5]^2+[.$F$1]^2)" office:value-type="float" office:value="0.140953140869698">
            <text:p>0.141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292">
            <text:p>0.29</text:p>
          </table:table-cell>
          <table:table-cell office:value-type="float" office:value="9.849">
            <text:p>9.85</text:p>
          </table:table-cell>
          <table:table-cell table:style-name="ce6" table:formula="oooc:=ABS([.D6]-[.$E$2])/SQRT([.C6]^2+[.$E$1]^2)" office:value-type="float" office:value="0.744657797056771">
            <text:p>0.745</text:p>
          </table:table-cell>
          <table:table-cell table:style-name="ce6" table:number-columns-repeated="3"/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902">
            <text:p>0.9</text:p>
          </table:table-cell>
          <table:table-cell table:style-name="ce7" office:value-type="float" office:value="9.143">
            <text:p>9.14</text:p>
          </table:table-cell>
          <table:table-cell table:style-name="ce6" table:number-columns-repeated="4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formula="oooc:=[.$D$3]-[.E2]" office:value-type="float" office:value="0.662999999999998">
            <text:p>0.6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ooc:=[.$D$3]-[.D6]" office:value-type="float" office:value="-0.043000000000001">
            <text:p>-0.0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ooc:=[.$D$3]-[.D5]" office:value-type="float" office:value="-0.0900000000000016">
            <text:p>-0.09</text:p>
          </table:table-cell>
          <table:table-cell table:number-columns-repeated="14"/>
        </table:table-row>
        <table:table-row table:style-name="ro1">
          <table:table-cell table:number-columns-repeated="5"/>
          <table:table-cell table:formula="oooc:=[.$D$3]-[.C4]" office:value-type="float" office:value="9.638">
            <text:p>9.64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orasi" svg:font-family="Norasi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09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09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10P0"/>
    </number:currency-style>
    <number:number-style style:name="N111">
      <number:number number:decimal-places="4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1">11/02/2008</text:date>, <text:time>11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29T16:30:34</meta:creation-date>
    <dc:date>2008-02-11T11:59:55</dc:date>
    <meta:editing-cycles>52</meta:editing-cycles>
    <meta:editing-duration>PT9H5M48S</meta:editing-duration>
    <meta:user-defined meta:name="Info 1"/>
    <meta:user-defined meta:name="Info 2"/>
    <meta:user-defined meta:name="Info 3"/>
    <meta:user-defined meta:name="Info 4"/>
    <meta:document-statistic meta:table-count="5" meta:cell-count="1020"/>
  </office:meta>
</office:document-meta>
</file>